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9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9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000080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9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9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35mm" fo:border-right="0.06pt solid #000000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9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0.36mm" svg:height="158.57mm" svg:x="122.42mm" svg:y="23.11mm">
            <draw:object draw:notify-on-update-of-ranges="Sheet1.B8:Sheet1.B16 Sheet1.C8:Sheet1.C16 Sheet1.E8:Sheet1.E16 Sheet1.F8:Sheet1.F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majorR*sin((speed*2)*pi*orbitPoint)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number-columns-repeated="2" table:style-name="Default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Inici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line posi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000</text:p>
          </table:table-cell>
          <table:table-cell table:formula="of:=[.$B$5]+[.$B$3]*SIN(([.$B$4]*2)*PI()*[.A8])" office:value-type="float" office:value="0" calcext:value-type="float">
            <text:p>0,00000</text:p>
          </table:table-cell>
          <table:table-cell table:formula="of:=[.$C$5]+[.$C$3]*COS(([.$B$4]*2)*PI()*[.A8])" office:value-type="float" office:value="2" calcext:value-type="float">
            <text:p>2,00000</text:p>
          </table:table-cell>
          <table:table-cell/>
          <table:table-cell table:formula="of:=[.$B$5]+[.$E$3]*SIN(([.$B$4]*2)*PI()*[.A8])" office:value-type="float" office:value="0" calcext:value-type="float">
            <text:p>0,00000</text:p>
          </table:table-cell>
          <table:table-cell table:formula="of:=[.$C$5]+[.$F$3]*COS(([.$B$4]*2)*PI()*[.A8])" office:value-type="float" office:value="1.5" calcext:value-type="float">
            <text:p>1,50000</text:p>
          </table:table-cell>
          <table:table-cell table:number-columns-repeated="3"/>
        </table:table-row>
        <table:table-row table:style-name="ro1">
          <table:table-cell table:formula="of:=-1*[.A8]+0.125" office:value-type="float" office:value="0.125" calcext:value-type="float">
            <text:p>0,1250</text:p>
          </table:table-cell>
          <table:table-cell table:formula="of:=[.$B$5]+[.$B$3]*SIN(([.$B$4]*2)*PI()*[.A9])" office:value-type="float" office:value="1.4142135623731" calcext:value-type="float">
            <text:p>1,41421</text:p>
          </table:table-cell>
          <table:table-cell table:formula="of:=[.$C$5]+[.$C$3]*COS(([.$B$4]*2)*PI()*[.A9])" office:value-type="float" office:value="1.4142135623731" calcext:value-type="float">
            <text:p>1,41421</text:p>
          </table:table-cell>
          <table:table-cell/>
          <table:table-cell table:formula="of:=[.$B$5]+[.$E$3]*SIN(([.$B$4]*2)*PI()*[.A9])" office:value-type="float" office:value="1.06066017177982" calcext:value-type="float">
            <text:p>1,06066</text:p>
          </table:table-cell>
          <table:table-cell table:formula="of:=[.$C$5]+[.$F$3]*COS(([.$B$4]*2)*PI()*[.A9])" office:value-type="float" office:value="1.06066017177982" calcext:value-type="float">
            <text:p>1,06066</text:p>
          </table:table-cell>
          <table:table-cell table:number-columns-repeated="3"/>
        </table:table-row>
        <table:table-row table:style-name="ro1">
          <table:table-cell table:formula="of:=[.A9]+0.125" office:value-type="float" office:value="0.25" calcext:value-type="float">
            <text:p>0,2500</text:p>
          </table:table-cell>
          <table:table-cell table:formula="of:=[.$B$5]+[.$B$3]*SIN(([.$B$4]*2)*PI()*[.A10])" office:value-type="float" office:value="2" calcext:value-type="float">
            <text:p>2,00000</text:p>
          </table:table-cell>
          <table:table-cell table:formula="of:=[.$C$5]+[.$C$3]*COS(([.$B$4]*2)*PI()*[.A10])" office:value-type="float" office:value="1.22464679914735E-016" calcext:value-type="float">
            <text:p>0,00000</text:p>
          </table:table-cell>
          <table:table-cell/>
          <table:table-cell table:formula="of:=[.$B$5]+[.$E$3]*SIN(([.$B$4]*2)*PI()*[.A10])" office:value-type="float" office:value="1.5" calcext:value-type="float">
            <text:p>1,50000</text:p>
          </table:table-cell>
          <table:table-cell table:formula="of:=[.$C$5]+[.$F$3]*COS(([.$B$4]*2)*PI()*[.A10])" office:value-type="float" office:value="9.18485099360515E-017" calcext:value-type="float">
            <text:p>0,00000</text:p>
          </table:table-cell>
          <table:table-cell table:number-columns-repeated="3"/>
        </table:table-row>
        <table:table-row table:style-name="ro1">
          <table:table-cell table:formula="of:=[.A10]+0.125" office:value-type="float" office:value="0.375" calcext:value-type="float">
            <text:p>0,3750</text:p>
          </table:table-cell>
          <table:table-cell table:formula="of:=[.$B$5]+[.$B$3]*SIN(([.$B$4]*2)*PI()*[.A11])" office:value-type="float" office:value="1.4142135623731" calcext:value-type="float">
            <text:p>1,41421</text:p>
          </table:table-cell>
          <table:table-cell table:formula="of:=[.$C$5]+[.$C$3]*COS(([.$B$4]*2)*PI()*[.A11])" office:value-type="float" office:value="-1.4142135623731" calcext:value-type="float">
            <text:p>-1,41421</text:p>
          </table:table-cell>
          <table:table-cell/>
          <table:table-cell table:formula="of:=[.$B$5]+[.$E$3]*SIN(([.$B$4]*2)*PI()*[.A11])" office:value-type="float" office:value="1.06066017177982" calcext:value-type="float">
            <text:p>1,06066</text:p>
          </table:table-cell>
          <table:table-cell table:formula="of:=[.$C$5]+[.$F$3]*COS(([.$B$4]*2)*PI()*[.A11])" office:value-type="float" office:value="-1.06066017177982" calcext:value-type="float">
            <text:p>-1,06066</text:p>
          </table:table-cell>
          <table:table-cell table:number-columns-repeated="3"/>
        </table:table-row>
        <table:table-row table:style-name="ro1">
          <table:table-cell table:formula="of:=[.A11]+0.125" office:value-type="float" office:value="0.5" calcext:value-type="float">
            <text:p>0,5000</text:p>
          </table:table-cell>
          <table:table-cell table:formula="of:=[.$B$5]+[.$B$3]*SIN(([.$B$4]*2)*PI()*[.A12])" office:value-type="float" office:value="2.44929359829471E-016" calcext:value-type="float">
            <text:p>0,00000</text:p>
          </table:table-cell>
          <table:table-cell table:formula="of:=[.$C$5]+[.$C$3]*COS(([.$B$4]*2)*PI()*[.A12])" office:value-type="float" office:value="-2" calcext:value-type="float">
            <text:p>-2,00000</text:p>
          </table:table-cell>
          <table:table-cell/>
          <table:table-cell table:formula="of:=[.$B$5]+[.$E$3]*SIN(([.$B$4]*2)*PI()*[.A12])" office:value-type="float" office:value="1.83697019872103E-016" calcext:value-type="float">
            <text:p>0,00000</text:p>
          </table:table-cell>
          <table:table-cell table:formula="of:=[.$C$5]+[.$F$3]*COS(([.$B$4]*2)*PI()*[.A12])" office:value-type="float" office:value="-1.5" calcext:value-type="float">
            <text:p>-1,50000</text:p>
          </table:table-cell>
          <table:table-cell table:number-columns-repeated="3"/>
        </table:table-row>
        <table:table-row table:style-name="ro1">
          <table:table-cell table:formula="of:=[.A12]+0.125" office:value-type="float" office:value="0.625" calcext:value-type="float">
            <text:p>0,6250</text:p>
          </table:table-cell>
          <table:table-cell table:formula="of:=[.$B$5]+[.$B$3]*SIN(([.$B$4]*2)*PI()*[.A13])" office:value-type="float" office:value="-1.4142135623731" calcext:value-type="float">
            <text:p>-1,41421</text:p>
          </table:table-cell>
          <table:table-cell table:formula="of:=[.$C$5]+[.$C$3]*COS(([.$B$4]*2)*PI()*[.A13])" office:value-type="float" office:value="-1.4142135623731" calcext:value-type="float">
            <text:p>-1,41421</text:p>
          </table:table-cell>
          <table:table-cell/>
          <table:table-cell table:formula="of:=[.$B$5]+[.$E$3]*SIN(([.$B$4]*2)*PI()*[.A13])" office:value-type="float" office:value="-1.06066017177982" calcext:value-type="float">
            <text:p>-1,06066</text:p>
          </table:table-cell>
          <table:table-cell table:formula="of:=[.$C$5]+[.$F$3]*COS(([.$B$4]*2)*PI()*[.A13])" office:value-type="float" office:value="-1.06066017177982" calcext:value-type="float">
            <text:p>-1,06066</text:p>
          </table:table-cell>
          <table:table-cell table:number-columns-repeated="3"/>
        </table:table-row>
        <table:table-row table:style-name="ro1">
          <table:table-cell table:formula="of:=[.A13]+0.125" office:value-type="float" office:value="0.75" calcext:value-type="float">
            <text:p>0,7500</text:p>
          </table:table-cell>
          <table:table-cell table:formula="of:=[.$B$5]+[.$B$3]*SIN(([.$B$4]*2)*PI()*[.A14])" office:value-type="float" office:value="-2" calcext:value-type="float">
            <text:p>-2,00000</text:p>
          </table:table-cell>
          <table:table-cell table:formula="of:=[.$C$5]+[.$C$3]*COS(([.$B$4]*2)*PI()*[.A14])" office:value-type="float" office:value="-3.67394039744206E-016" calcext:value-type="float">
            <text:p>0,00000</text:p>
          </table:table-cell>
          <table:table-cell/>
          <table:table-cell table:formula="of:=[.$B$5]+[.$E$3]*SIN(([.$B$4]*2)*PI()*[.A14])" office:value-type="float" office:value="-1.5" calcext:value-type="float">
            <text:p>-1,50000</text:p>
          </table:table-cell>
          <table:table-cell table:formula="of:=[.$C$5]+[.$F$3]*COS(([.$B$4]*2)*PI()*[.A14])" office:value-type="float" office:value="-2.75545529808154E-016" calcext:value-type="float">
            <text:p>0,00000</text:p>
          </table:table-cell>
          <table:table-cell table:number-columns-repeated="3"/>
        </table:table-row>
        <table:table-row table:style-name="ro1">
          <table:table-cell table:formula="of:=[.A14]+0.125" office:value-type="float" office:value="0.875" calcext:value-type="float">
            <text:p>0,8750</text:p>
          </table:table-cell>
          <table:table-cell table:formula="of:=[.$B$5]+[.$B$3]*SIN(([.$B$4]*2)*PI()*[.A15])" office:value-type="float" office:value="-1.4142135623731" calcext:value-type="float">
            <text:p>-1,41421</text:p>
          </table:table-cell>
          <table:table-cell table:formula="of:=[.$C$5]+[.$C$3]*COS(([.$B$4]*2)*PI()*[.A15])" office:value-type="float" office:value="1.41421356237309" calcext:value-type="float">
            <text:p>1,41421</text:p>
          </table:table-cell>
          <table:table-cell/>
          <table:table-cell table:formula="of:=[.$B$5]+[.$E$3]*SIN(([.$B$4]*2)*PI()*[.A15])" office:value-type="float" office:value="-1.06066017177982" calcext:value-type="float">
            <text:p>-1,06066</text:p>
          </table:table-cell>
          <table:table-cell table:formula="of:=[.$C$5]+[.$F$3]*COS(([.$B$4]*2)*PI()*[.A15])" office:value-type="float" office:value="1.06066017177982" calcext:value-type="float">
            <text:p>1,06066</text:p>
          </table:table-cell>
          <table:table-cell table:number-columns-repeated="3"/>
        </table:table-row>
        <table:table-row table:style-name="ro1">
          <table:table-cell table:formula="of:=[.A15]+0.125" office:value-type="float" office:value="1" calcext:value-type="float">
            <text:p>1,0000</text:p>
          </table:table-cell>
          <table:table-cell table:formula="of:=[.$B$5]+[.$B$3]*SIN(([.$B$4]*2)*PI()*[.A16])" office:value-type="float" office:value="-4.89858719658941E-016" calcext:value-type="float">
            <text:p>0,00000</text:p>
          </table:table-cell>
          <table:table-cell table:formula="of:=[.$C$5]+[.$C$3]*COS(([.$B$4]*2)*PI()*[.A16])" office:value-type="float" office:value="2" calcext:value-type="float">
            <text:p>2,00000</text:p>
          </table:table-cell>
          <table:table-cell/>
          <table:table-cell table:formula="of:=[.$B$5]+[.$E$3]*SIN(([.$B$4]*2)*PI()*[.A16])" office:value-type="float" office:value="-3.67394039744206E-016" calcext:value-type="float">
            <text:p>0,00000</text:p>
          </table:table-cell>
          <table:table-cell table:formula="of:=[.$C$5]+[.$F$3]*COS(([.$B$4]*2)*PI()*[.A16])" office:value-type="float" office:value="1.5" calcext:value-type="float">
            <text:p>1,50000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12.63mm" svg:height="151.67mm" svg:x="69.05mm" svg:y="18.06mm">
            <draw:object draw:notify-on-update-of-ranges="Sheet2.C5:Sheet2.C5 Sheet2.C6:Sheet2.C9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7"/>
        <table:table-column table:style-name="co5" table:default-cell-style-name="ce10"/>
        <table:table-column table:style-name="co6" table:default-cell-style-name="ce12"/>
        <table:table-column table:style-name="co7" table:number-columns-repeated="1021" table:default-cell-style-name="Default"/>
        <table:table-row table:style-name="ro1">
          <table:table-cell table:style-name="ce5" office:value-type="string" calcext:value-type="string">
            <text:p>Frames</text:p>
          </table:table-cell>
          <table:table-cell table:style-name="ce5" office:value-type="float" office:value="90" calcext:value-type="float">
            <text:p>9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Clock_Delta</text:p>
          </table:table-cell>
          <table:table-cell table:style-name="ce5" table:formula="of:=1/[.B1]" office:value-type="float" office:value="0.0111111111111111" calcext:value-type="float">
            <text:p>0,011111111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Laps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Frame</text:p>
          </table:table-cell>
          <table:table-cell table:style-name="ce9" office:value-type="string" calcext:value-type="string">
            <text:p>Clock</text:p>
          </table:table-cell>
          <table:table-cell table:style-name="ce6" office:value-type="string" calcext:value-type="string">
            <text:p>Circ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,0000</text:p>
          </table:table-cell>
          <table:table-cell table:formula="of:=[.A6]*[.$B$2]" office:value-type="float" office:value="0.0111111111111111" calcext:value-type="float">
            <text:p>0,0111</text:p>
          </table:table-cell>
          <table:table-cell table:formula="of:=[.B6]*[.$B$3]-INT([.B6]*[.$B$3])" office:value-type="float" office:value="0.0111111111111111" calcext:value-type="float">
            <text:p>0,0111</text:p>
          </table:table-cell>
          <table:table-cell table:number-columns-repeated="1021"/>
        </table:table-row>
        <table:table-row table:style-name="ro2">
          <table:table-cell table:formula="of:=[.A6]+1" office:value-type="float" office:value="2" calcext:value-type="float">
            <text:p>2,0000</text:p>
          </table:table-cell>
          <table:table-cell table:formula="of:=[.A7]*[.$B$2]" office:value-type="float" office:value="0.0222222222222222" calcext:value-type="float">
            <text:p>0,0222</text:p>
          </table:table-cell>
          <table:table-cell table:formula="of:=[.B7]*[.$B$3]-INT([.B7]*[.$B$3])" office:value-type="float" office:value="0.0222222222222222" calcext:value-type="float">
            <text:p>0,0222</text:p>
          </table:table-cell>
          <table:table-cell table:number-columns-repeated="1021"/>
        </table:table-row>
        <table:table-row table:style-name="ro2">
          <table:table-cell table:formula="of:=[.A7]+1" office:value-type="float" office:value="3" calcext:value-type="float">
            <text:p>3,0000</text:p>
          </table:table-cell>
          <table:table-cell table:formula="of:=[.A8]*[.$B$2]" office:value-type="float" office:value="0.0333333333333333" calcext:value-type="float">
            <text:p>0,0333</text:p>
          </table:table-cell>
          <table:table-cell table:formula="of:=[.B8]*[.$B$3]-INT([.B8]*[.$B$3])" office:value-type="float" office:value="0.0333333333333333" calcext:value-type="float">
            <text:p>0,0333</text:p>
          </table:table-cell>
          <table:table-cell table:number-columns-repeated="1021"/>
        </table:table-row>
        <table:table-row table:style-name="ro2">
          <table:table-cell table:formula="of:=[.A8]+1" office:value-type="float" office:value="4" calcext:value-type="float">
            <text:p>4,0000</text:p>
          </table:table-cell>
          <table:table-cell table:formula="of:=[.A9]*[.$B$2]" office:value-type="float" office:value="0.0444444444444444" calcext:value-type="float">
            <text:p>0,0444</text:p>
          </table:table-cell>
          <table:table-cell table:formula="of:=[.B9]*[.$B$3]-INT([.B9]*[.$B$3])" office:value-type="float" office:value="0.0444444444444444" calcext:value-type="float">
            <text:p>0,0444</text:p>
          </table:table-cell>
          <table:table-cell table:number-columns-repeated="1021"/>
        </table:table-row>
        <table:table-row table:style-name="ro2">
          <table:table-cell table:formula="of:=[.A9]+1" office:value-type="float" office:value="5" calcext:value-type="float">
            <text:p>5,0000</text:p>
          </table:table-cell>
          <table:table-cell table:formula="of:=[.A10]*[.$B$2]" office:value-type="float" office:value="0.0555555555555556" calcext:value-type="float">
            <text:p>0,0556</text:p>
          </table:table-cell>
          <table:table-cell table:formula="of:=[.B10]*[.$B$3]-INT([.B10]*[.$B$3])" office:value-type="float" office:value="0.0555555555555556" calcext:value-type="float">
            <text:p>0,0556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6" calcext:value-type="float">
            <text:p>6,0000</text:p>
          </table:table-cell>
          <table:table-cell table:formula="of:=[.A11]*[.$B$2]" office:value-type="float" office:value="0.0666666666666667" calcext:value-type="float">
            <text:p>0,0667</text:p>
          </table:table-cell>
          <table:table-cell table:formula="of:=[.B11]*[.$B$3]-INT([.B11]*[.$B$3])" office:value-type="float" office:value="0.0666666666666667" calcext:value-type="float">
            <text:p>0,0667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7" calcext:value-type="float">
            <text:p>7,0000</text:p>
          </table:table-cell>
          <table:table-cell table:formula="of:=[.A12]*[.$B$2]" office:value-type="float" office:value="0.0777777777777778" calcext:value-type="float">
            <text:p>0,0778</text:p>
          </table:table-cell>
          <table:table-cell table:formula="of:=[.B12]*[.$B$3]-INT([.B12]*[.$B$3])" office:value-type="float" office:value="0.0777777777777778" calcext:value-type="float">
            <text:p>0,0778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8" calcext:value-type="float">
            <text:p>8,0000</text:p>
          </table:table-cell>
          <table:table-cell table:formula="of:=[.A13]*[.$B$2]" office:value-type="float" office:value="0.0888888888888889" calcext:value-type="float">
            <text:p>0,0889</text:p>
          </table:table-cell>
          <table:table-cell table:formula="of:=[.B13]*[.$B$3]-INT([.B13]*[.$B$3])" office:value-type="float" office:value="0.0888888888888889" calcext:value-type="float">
            <text:p>0,0889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9" calcext:value-type="float">
            <text:p>9,0000</text:p>
          </table:table-cell>
          <table:table-cell table:formula="of:=[.A14]*[.$B$2]" office:value-type="float" office:value="0.1" calcext:value-type="float">
            <text:p>0,1000</text:p>
          </table:table-cell>
          <table:table-cell table:formula="of:=[.B14]*[.$B$3]-INT([.B14]*[.$B$3])" office:value-type="float" office:value="0.1" calcext:value-type="float">
            <text:p>0,1000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0" calcext:value-type="float">
            <text:p>10,0000</text:p>
          </table:table-cell>
          <table:table-cell table:formula="of:=[.A15]*[.$B$2]" office:value-type="float" office:value="0.111111111111111" calcext:value-type="float">
            <text:p>0,1111</text:p>
          </table:table-cell>
          <table:table-cell table:formula="of:=[.B15]*[.$B$3]-INT([.B15]*[.$B$3])" office:value-type="float" office:value="0.111111111111111" calcext:value-type="float">
            <text:p>0,1111</text:p>
          </table:table-cell>
          <table:table-cell table:number-columns-repeated="1021"/>
        </table:table-row>
        <table:table-row table:style-name="ro2">
          <table:table-cell table:formula="of:=[.A15]+1" office:value-type="float" office:value="11" calcext:value-type="float">
            <text:p>11,0000</text:p>
          </table:table-cell>
          <table:table-cell table:formula="of:=[.A16]*[.$B$2]" office:value-type="float" office:value="0.122222222222222" calcext:value-type="float">
            <text:p>0,1222</text:p>
          </table:table-cell>
          <table:table-cell table:formula="of:=[.B16]*[.$B$3]-INT([.B16]*[.$B$3])" office:value-type="float" office:value="0.122222222222222" calcext:value-type="float">
            <text:p>0,1222</text:p>
          </table:table-cell>
          <table:table-cell table:number-columns-repeated="1021"/>
        </table:table-row>
        <table:table-row table:style-name="ro2">
          <table:table-cell table:formula="of:=[.A16]+1" office:value-type="float" office:value="12" calcext:value-type="float">
            <text:p>12,0000</text:p>
          </table:table-cell>
          <table:table-cell table:formula="of:=[.A17]*[.$B$2]" office:value-type="float" office:value="0.133333333333333" calcext:value-type="float">
            <text:p>0,1333</text:p>
          </table:table-cell>
          <table:table-cell table:formula="of:=[.B17]*[.$B$3]-INT([.B17]*[.$B$3])" office:value-type="float" office:value="0.133333333333333" calcext:value-type="float">
            <text:p>0,1333</text:p>
          </table:table-cell>
          <table:table-cell table:number-columns-repeated="1021"/>
        </table:table-row>
        <table:table-row table:style-name="ro2">
          <table:table-cell table:formula="of:=[.A17]+1" office:value-type="float" office:value="13" calcext:value-type="float">
            <text:p>13,0000</text:p>
          </table:table-cell>
          <table:table-cell table:formula="of:=[.A18]*[.$B$2]" office:value-type="float" office:value="0.144444444444444" calcext:value-type="float">
            <text:p>0,1444</text:p>
          </table:table-cell>
          <table:table-cell table:formula="of:=[.B18]*[.$B$3]-INT([.B18]*[.$B$3])" office:value-type="float" office:value="0.144444444444444" calcext:value-type="float">
            <text:p>0,1444</text:p>
          </table:table-cell>
          <table:table-cell table:number-columns-repeated="1021"/>
        </table:table-row>
        <table:table-row table:style-name="ro2">
          <table:table-cell table:formula="of:=[.A18]+1" office:value-type="float" office:value="14" calcext:value-type="float">
            <text:p>14,0000</text:p>
          </table:table-cell>
          <table:table-cell table:formula="of:=[.A19]*[.$B$2]" office:value-type="float" office:value="0.155555555555556" calcext:value-type="float">
            <text:p>0,1556</text:p>
          </table:table-cell>
          <table:table-cell table:formula="of:=[.B19]*[.$B$3]-INT([.B19]*[.$B$3])" office:value-type="float" office:value="0.155555555555556" calcext:value-type="float">
            <text:p>0,1556</text:p>
          </table:table-cell>
          <table:table-cell table:number-columns-repeated="1021"/>
        </table:table-row>
        <table:table-row table:style-name="ro2">
          <table:table-cell table:formula="of:=[.A19]+1" office:value-type="float" office:value="15" calcext:value-type="float">
            <text:p>15,0000</text:p>
          </table:table-cell>
          <table:table-cell table:formula="of:=[.A20]*[.$B$2]" office:value-type="float" office:value="0.166666666666667" calcext:value-type="float">
            <text:p>0,1667</text:p>
          </table:table-cell>
          <table:table-cell table:formula="of:=[.B20]*[.$B$3]-INT([.B20]*[.$B$3])" office:value-type="float" office:value="0.166666666666667" calcext:value-type="float">
            <text:p>0,1667</text:p>
          </table:table-cell>
          <table:table-cell table:number-columns-repeated="1021"/>
        </table:table-row>
        <table:table-row table:style-name="ro2">
          <table:table-cell table:formula="of:=[.A20]+1" office:value-type="float" office:value="16" calcext:value-type="float">
            <text:p>16,0000</text:p>
          </table:table-cell>
          <table:table-cell table:formula="of:=[.A21]*[.$B$2]" office:value-type="float" office:value="0.177777777777778" calcext:value-type="float">
            <text:p>0,1778</text:p>
          </table:table-cell>
          <table:table-cell table:formula="of:=[.B21]*[.$B$3]-INT([.B21]*[.$B$3])" office:value-type="float" office:value="0.177777777777778" calcext:value-type="float">
            <text:p>0,1778</text:p>
          </table:table-cell>
          <table:table-cell table:number-columns-repeated="1021"/>
        </table:table-row>
        <table:table-row table:style-name="ro2">
          <table:table-cell table:formula="of:=[.A21]+1" office:value-type="float" office:value="17" calcext:value-type="float">
            <text:p>17,0000</text:p>
          </table:table-cell>
          <table:table-cell table:formula="of:=[.A22]*[.$B$2]" office:value-type="float" office:value="0.188888888888889" calcext:value-type="float">
            <text:p>0,1889</text:p>
          </table:table-cell>
          <table:table-cell table:formula="of:=[.B22]*[.$B$3]-INT([.B22]*[.$B$3])" office:value-type="float" office:value="0.188888888888889" calcext:value-type="float">
            <text:p>0,1889</text:p>
          </table:table-cell>
          <table:table-cell table:number-columns-repeated="1021"/>
        </table:table-row>
        <table:table-row table:style-name="ro2">
          <table:table-cell table:formula="of:=[.A22]+1" office:value-type="float" office:value="18" calcext:value-type="float">
            <text:p>18,0000</text:p>
          </table:table-cell>
          <table:table-cell table:formula="of:=[.A23]*[.$B$2]" office:value-type="float" office:value="0.2" calcext:value-type="float">
            <text:p>0,2000</text:p>
          </table:table-cell>
          <table:table-cell table:formula="of:=[.B23]*[.$B$3]-INT([.B23]*[.$B$3])" office:value-type="float" office:value="0.2" calcext:value-type="float">
            <text:p>0,2000</text:p>
          </table:table-cell>
          <table:table-cell table:number-columns-repeated="1021"/>
        </table:table-row>
        <table:table-row table:style-name="ro2">
          <table:table-cell table:formula="of:=[.A23]+1" office:value-type="float" office:value="19" calcext:value-type="float">
            <text:p>19,0000</text:p>
          </table:table-cell>
          <table:table-cell table:formula="of:=[.A24]*[.$B$2]" office:value-type="float" office:value="0.211111111111111" calcext:value-type="float">
            <text:p>0,2111</text:p>
          </table:table-cell>
          <table:table-cell table:formula="of:=[.B24]*[.$B$3]-INT([.B24]*[.$B$3])" office:value-type="float" office:value="0.211111111111111" calcext:value-type="float">
            <text:p>0,2111</text:p>
          </table:table-cell>
          <table:table-cell table:number-columns-repeated="1021"/>
        </table:table-row>
        <table:table-row table:style-name="ro2">
          <table:table-cell table:formula="of:=[.A24]+1" office:value-type="float" office:value="20" calcext:value-type="float">
            <text:p>20,0000</text:p>
          </table:table-cell>
          <table:table-cell table:formula="of:=[.A25]*[.$B$2]" office:value-type="float" office:value="0.222222222222222" calcext:value-type="float">
            <text:p>0,2222</text:p>
          </table:table-cell>
          <table:table-cell table:formula="of:=[.B25]*[.$B$3]-INT([.B25]*[.$B$3])" office:value-type="float" office:value="0.222222222222222" calcext:value-type="float">
            <text:p>0,2222</text:p>
          </table:table-cell>
          <table:table-cell table:number-columns-repeated="1021"/>
        </table:table-row>
        <table:table-row table:style-name="ro2">
          <table:table-cell table:formula="of:=[.A25]+1" office:value-type="float" office:value="21" calcext:value-type="float">
            <text:p>21,0000</text:p>
          </table:table-cell>
          <table:table-cell table:formula="of:=[.A26]*[.$B$2]" office:value-type="float" office:value="0.233333333333333" calcext:value-type="float">
            <text:p>0,2333</text:p>
          </table:table-cell>
          <table:table-cell table:formula="of:=[.B26]*[.$B$3]-INT([.B26]*[.$B$3])" office:value-type="float" office:value="0.233333333333333" calcext:value-type="float">
            <text:p>0,2333</text:p>
          </table:table-cell>
          <table:table-cell table:number-columns-repeated="1021"/>
        </table:table-row>
        <table:table-row table:style-name="ro2">
          <table:table-cell table:formula="of:=[.A26]+1" office:value-type="float" office:value="22" calcext:value-type="float">
            <text:p>22,0000</text:p>
          </table:table-cell>
          <table:table-cell table:formula="of:=[.A27]*[.$B$2]" office:value-type="float" office:value="0.244444444444444" calcext:value-type="float">
            <text:p>0,2444</text:p>
          </table:table-cell>
          <table:table-cell table:formula="of:=[.B27]*[.$B$3]-INT([.B27]*[.$B$3])" office:value-type="float" office:value="0.244444444444444" calcext:value-type="float">
            <text:p>0,2444</text:p>
          </table:table-cell>
          <table:table-cell table:number-columns-repeated="1021"/>
        </table:table-row>
        <table:table-row table:style-name="ro2">
          <table:table-cell table:formula="of:=[.A27]+1" office:value-type="float" office:value="23" calcext:value-type="float">
            <text:p>23,0000</text:p>
          </table:table-cell>
          <table:table-cell table:formula="of:=[.A28]*[.$B$2]" office:value-type="float" office:value="0.255555555555556" calcext:value-type="float">
            <text:p>0,2556</text:p>
          </table:table-cell>
          <table:table-cell table:formula="of:=[.B28]*[.$B$3]-INT([.B28]*[.$B$3])" office:value-type="float" office:value="0.255555555555556" calcext:value-type="float">
            <text:p>0,2556</text:p>
          </table:table-cell>
          <table:table-cell table:number-columns-repeated="1021"/>
        </table:table-row>
        <table:table-row table:style-name="ro2">
          <table:table-cell table:formula="of:=[.A28]+1" office:value-type="float" office:value="24" calcext:value-type="float">
            <text:p>24,0000</text:p>
          </table:table-cell>
          <table:table-cell table:formula="of:=[.A29]*[.$B$2]" office:value-type="float" office:value="0.266666666666667" calcext:value-type="float">
            <text:p>0,2667</text:p>
          </table:table-cell>
          <table:table-cell table:formula="of:=[.B29]*[.$B$3]-INT([.B29]*[.$B$3])" office:value-type="float" office:value="0.266666666666667" calcext:value-type="float">
            <text:p>0,2667</text:p>
          </table:table-cell>
          <table:table-cell table:number-columns-repeated="1021"/>
        </table:table-row>
        <table:table-row table:style-name="ro2">
          <table:table-cell table:formula="of:=[.A29]+1" office:value-type="float" office:value="25" calcext:value-type="float">
            <text:p>25,0000</text:p>
          </table:table-cell>
          <table:table-cell table:formula="of:=[.A30]*[.$B$2]" office:value-type="float" office:value="0.277777777777778" calcext:value-type="float">
            <text:p>0,2778</text:p>
          </table:table-cell>
          <table:table-cell table:formula="of:=[.B30]*[.$B$3]-INT([.B30]*[.$B$3])" office:value-type="float" office:value="0.277777777777778" calcext:value-type="float">
            <text:p>0,2778</text:p>
          </table:table-cell>
          <table:table-cell table:number-columns-repeated="1021"/>
        </table:table-row>
        <table:table-row table:style-name="ro2">
          <table:table-cell table:formula="of:=[.A30]+1" office:value-type="float" office:value="26" calcext:value-type="float">
            <text:p>26,0000</text:p>
          </table:table-cell>
          <table:table-cell table:formula="of:=[.A31]*[.$B$2]" office:value-type="float" office:value="0.288888888888889" calcext:value-type="float">
            <text:p>0,2889</text:p>
          </table:table-cell>
          <table:table-cell table:formula="of:=[.B31]*[.$B$3]-INT([.B31]*[.$B$3])" office:value-type="float" office:value="0.288888888888889" calcext:value-type="float">
            <text:p>0,2889</text:p>
          </table:table-cell>
          <table:table-cell table:number-columns-repeated="1021"/>
        </table:table-row>
        <table:table-row table:style-name="ro2">
          <table:table-cell table:formula="of:=[.A31]+1" office:value-type="float" office:value="27" calcext:value-type="float">
            <text:p>27,0000</text:p>
          </table:table-cell>
          <table:table-cell table:formula="of:=[.A32]*[.$B$2]" office:value-type="float" office:value="0.3" calcext:value-type="float">
            <text:p>0,3000</text:p>
          </table:table-cell>
          <table:table-cell table:formula="of:=[.B32]*[.$B$3]-INT([.B32]*[.$B$3])" office:value-type="float" office:value="0.3" calcext:value-type="float">
            <text:p>0,3000</text:p>
          </table:table-cell>
          <table:table-cell table:number-columns-repeated="1021"/>
        </table:table-row>
        <table:table-row table:style-name="ro2">
          <table:table-cell table:formula="of:=[.A32]+1" office:value-type="float" office:value="28" calcext:value-type="float">
            <text:p>28,0000</text:p>
          </table:table-cell>
          <table:table-cell table:formula="of:=[.A33]*[.$B$2]" office:value-type="float" office:value="0.311111111111111" calcext:value-type="float">
            <text:p>0,3111</text:p>
          </table:table-cell>
          <table:table-cell table:formula="of:=[.B33]*[.$B$3]-INT([.B33]*[.$B$3])" office:value-type="float" office:value="0.311111111111111" calcext:value-type="float">
            <text:p>0,3111</text:p>
          </table:table-cell>
          <table:table-cell table:number-columns-repeated="1021"/>
        </table:table-row>
        <table:table-row table:style-name="ro2">
          <table:table-cell table:formula="of:=[.A33]+1" office:value-type="float" office:value="29" calcext:value-type="float">
            <text:p>29,0000</text:p>
          </table:table-cell>
          <table:table-cell table:formula="of:=[.A34]*[.$B$2]" office:value-type="float" office:value="0.322222222222222" calcext:value-type="float">
            <text:p>0,3222</text:p>
          </table:table-cell>
          <table:table-cell table:formula="of:=[.B34]*[.$B$3]-INT([.B34]*[.$B$3])" office:value-type="float" office:value="0.322222222222222" calcext:value-type="float">
            <text:p>0,3222</text:p>
          </table:table-cell>
          <table:table-cell table:number-columns-repeated="1021"/>
        </table:table-row>
        <table:table-row table:style-name="ro2">
          <table:table-cell table:formula="of:=[.A34]+1" office:value-type="float" office:value="30" calcext:value-type="float">
            <text:p>30,0000</text:p>
          </table:table-cell>
          <table:table-cell table:formula="of:=[.A35]*[.$B$2]" office:value-type="float" office:value="0.333333333333333" calcext:value-type="float">
            <text:p>0,3333</text:p>
          </table:table-cell>
          <table:table-cell table:formula="of:=[.B35]*[.$B$3]-INT([.B35]*[.$B$3])" office:value-type="float" office:value="0.333333333333333" calcext:value-type="float">
            <text:p>0,3333</text:p>
          </table:table-cell>
          <table:table-cell table:number-columns-repeated="1021"/>
        </table:table-row>
        <table:table-row table:style-name="ro2">
          <table:table-cell table:formula="of:=[.A35]+1" office:value-type="float" office:value="31" calcext:value-type="float">
            <text:p>31,0000</text:p>
          </table:table-cell>
          <table:table-cell table:formula="of:=[.A36]*[.$B$2]" office:value-type="float" office:value="0.344444444444444" calcext:value-type="float">
            <text:p>0,3444</text:p>
          </table:table-cell>
          <table:table-cell table:formula="of:=[.B36]*[.$B$3]-INT([.B36]*[.$B$3])" office:value-type="float" office:value="0.344444444444444" calcext:value-type="float">
            <text:p>0,3444</text:p>
          </table:table-cell>
          <table:table-cell table:number-columns-repeated="1021"/>
        </table:table-row>
        <table:table-row table:style-name="ro2">
          <table:table-cell table:formula="of:=[.A36]+1" office:value-type="float" office:value="32" calcext:value-type="float">
            <text:p>32,0000</text:p>
          </table:table-cell>
          <table:table-cell table:formula="of:=[.A37]*[.$B$2]" office:value-type="float" office:value="0.355555555555556" calcext:value-type="float">
            <text:p>0,3556</text:p>
          </table:table-cell>
          <table:table-cell table:formula="of:=[.B37]*[.$B$3]-INT([.B37]*[.$B$3])" office:value-type="float" office:value="0.355555555555556" calcext:value-type="float">
            <text:p>0,3556</text:p>
          </table:table-cell>
          <table:table-cell table:number-columns-repeated="1021"/>
        </table:table-row>
        <table:table-row table:style-name="ro2">
          <table:table-cell table:formula="of:=[.A37]+1" office:value-type="float" office:value="33" calcext:value-type="float">
            <text:p>33,0000</text:p>
          </table:table-cell>
          <table:table-cell table:formula="of:=[.A38]*[.$B$2]" office:value-type="float" office:value="0.366666666666667" calcext:value-type="float">
            <text:p>0,3667</text:p>
          </table:table-cell>
          <table:table-cell table:formula="of:=[.B38]*[.$B$3]-INT([.B38]*[.$B$3])" office:value-type="float" office:value="0.366666666666667" calcext:value-type="float">
            <text:p>0,3667</text:p>
          </table:table-cell>
          <table:table-cell table:number-columns-repeated="1021"/>
        </table:table-row>
        <table:table-row table:style-name="ro2">
          <table:table-cell table:formula="of:=[.A38]+1" office:value-type="float" office:value="34" calcext:value-type="float">
            <text:p>34,0000</text:p>
          </table:table-cell>
          <table:table-cell table:formula="of:=[.A39]*[.$B$2]" office:value-type="float" office:value="0.377777777777778" calcext:value-type="float">
            <text:p>0,3778</text:p>
          </table:table-cell>
          <table:table-cell table:formula="of:=[.B39]*[.$B$3]-INT([.B39]*[.$B$3])" office:value-type="float" office:value="0.377777777777778" calcext:value-type="float">
            <text:p>0,3778</text:p>
          </table:table-cell>
          <table:table-cell table:number-columns-repeated="1021"/>
        </table:table-row>
        <table:table-row table:style-name="ro2">
          <table:table-cell table:formula="of:=[.A39]+1" office:value-type="float" office:value="35" calcext:value-type="float">
            <text:p>35,0000</text:p>
          </table:table-cell>
          <table:table-cell table:formula="of:=[.A40]*[.$B$2]" office:value-type="float" office:value="0.388888888888889" calcext:value-type="float">
            <text:p>0,3889</text:p>
          </table:table-cell>
          <table:table-cell table:formula="of:=[.B40]*[.$B$3]-INT([.B40]*[.$B$3])" office:value-type="float" office:value="0.388888888888889" calcext:value-type="float">
            <text:p>0,3889</text:p>
          </table:table-cell>
          <table:table-cell table:number-columns-repeated="1021"/>
        </table:table-row>
        <table:table-row table:style-name="ro2">
          <table:table-cell table:formula="of:=[.A40]+1" office:value-type="float" office:value="36" calcext:value-type="float">
            <text:p>36,0000</text:p>
          </table:table-cell>
          <table:table-cell table:formula="of:=[.A41]*[.$B$2]" office:value-type="float" office:value="0.4" calcext:value-type="float">
            <text:p>0,4000</text:p>
          </table:table-cell>
          <table:table-cell table:formula="of:=[.B41]*[.$B$3]-INT([.B41]*[.$B$3])" office:value-type="float" office:value="0.4" calcext:value-type="float">
            <text:p>0,4000</text:p>
          </table:table-cell>
          <table:table-cell table:number-columns-repeated="1021"/>
        </table:table-row>
        <table:table-row table:style-name="ro2">
          <table:table-cell table:formula="of:=[.A41]+1" office:value-type="float" office:value="37" calcext:value-type="float">
            <text:p>37,0000</text:p>
          </table:table-cell>
          <table:table-cell table:formula="of:=[.A42]*[.$B$2]" office:value-type="float" office:value="0.411111111111111" calcext:value-type="float">
            <text:p>0,4111</text:p>
          </table:table-cell>
          <table:table-cell table:formula="of:=[.B42]*[.$B$3]-INT([.B42]*[.$B$3])" office:value-type="float" office:value="0.411111111111111" calcext:value-type="float">
            <text:p>0,4111</text:p>
          </table:table-cell>
          <table:table-cell table:number-columns-repeated="1021"/>
        </table:table-row>
        <table:table-row table:style-name="ro2">
          <table:table-cell table:formula="of:=[.A42]+1" office:value-type="float" office:value="38" calcext:value-type="float">
            <text:p>38,0000</text:p>
          </table:table-cell>
          <table:table-cell table:formula="of:=[.A43]*[.$B$2]" office:value-type="float" office:value="0.422222222222222" calcext:value-type="float">
            <text:p>0,4222</text:p>
          </table:table-cell>
          <table:table-cell table:formula="of:=[.B43]*[.$B$3]-INT([.B43]*[.$B$3])" office:value-type="float" office:value="0.422222222222222" calcext:value-type="float">
            <text:p>0,4222</text:p>
          </table:table-cell>
          <table:table-cell table:number-columns-repeated="1021"/>
        </table:table-row>
        <table:table-row table:style-name="ro2">
          <table:table-cell table:formula="of:=[.A43]+1" office:value-type="float" office:value="39" calcext:value-type="float">
            <text:p>39,0000</text:p>
          </table:table-cell>
          <table:table-cell table:formula="of:=[.A44]*[.$B$2]" office:value-type="float" office:value="0.433333333333333" calcext:value-type="float">
            <text:p>0,4333</text:p>
          </table:table-cell>
          <table:table-cell table:formula="of:=[.B44]*[.$B$3]-INT([.B44]*[.$B$3])" office:value-type="float" office:value="0.433333333333333" calcext:value-type="float">
            <text:p>0,4333</text:p>
          </table:table-cell>
          <table:table-cell table:number-columns-repeated="1021"/>
        </table:table-row>
        <table:table-row table:style-name="ro2">
          <table:table-cell table:formula="of:=[.A44]+1" office:value-type="float" office:value="40" calcext:value-type="float">
            <text:p>40,0000</text:p>
          </table:table-cell>
          <table:table-cell table:formula="of:=[.A45]*[.$B$2]" office:value-type="float" office:value="0.444444444444444" calcext:value-type="float">
            <text:p>0,4444</text:p>
          </table:table-cell>
          <table:table-cell table:formula="of:=[.B45]*[.$B$3]-INT([.B45]*[.$B$3])" office:value-type="float" office:value="0.444444444444444" calcext:value-type="float">
            <text:p>0,4444</text:p>
          </table:table-cell>
          <table:table-cell table:number-columns-repeated="1021"/>
        </table:table-row>
        <table:table-row table:style-name="ro2">
          <table:table-cell table:formula="of:=[.A45]+1" office:value-type="float" office:value="41" calcext:value-type="float">
            <text:p>41,0000</text:p>
          </table:table-cell>
          <table:table-cell table:formula="of:=[.A46]*[.$B$2]" office:value-type="float" office:value="0.455555555555556" calcext:value-type="float">
            <text:p>0,4556</text:p>
          </table:table-cell>
          <table:table-cell table:formula="of:=[.B46]*[.$B$3]-INT([.B46]*[.$B$3])" office:value-type="float" office:value="0.455555555555556" calcext:value-type="float">
            <text:p>0,4556</text:p>
          </table:table-cell>
          <table:table-cell table:number-columns-repeated="1021"/>
        </table:table-row>
        <table:table-row table:style-name="ro2">
          <table:table-cell table:formula="of:=[.A46]+1" office:value-type="float" office:value="42" calcext:value-type="float">
            <text:p>42,0000</text:p>
          </table:table-cell>
          <table:table-cell table:formula="of:=[.A47]*[.$B$2]" office:value-type="float" office:value="0.466666666666667" calcext:value-type="float">
            <text:p>0,4667</text:p>
          </table:table-cell>
          <table:table-cell table:formula="of:=[.B47]*[.$B$3]-INT([.B47]*[.$B$3])" office:value-type="float" office:value="0.466666666666667" calcext:value-type="float">
            <text:p>0,4667</text:p>
          </table:table-cell>
          <table:table-cell table:number-columns-repeated="1021"/>
        </table:table-row>
        <table:table-row table:style-name="ro2">
          <table:table-cell table:formula="of:=[.A47]+1" office:value-type="float" office:value="43" calcext:value-type="float">
            <text:p>43,0000</text:p>
          </table:table-cell>
          <table:table-cell table:formula="of:=[.A48]*[.$B$2]" office:value-type="float" office:value="0.477777777777778" calcext:value-type="float">
            <text:p>0,4778</text:p>
          </table:table-cell>
          <table:table-cell table:formula="of:=[.B48]*[.$B$3]-INT([.B48]*[.$B$3])" office:value-type="float" office:value="0.477777777777778" calcext:value-type="float">
            <text:p>0,4778</text:p>
          </table:table-cell>
          <table:table-cell table:number-columns-repeated="1021"/>
        </table:table-row>
        <table:table-row table:style-name="ro2">
          <table:table-cell table:formula="of:=[.A48]+1" office:value-type="float" office:value="44" calcext:value-type="float">
            <text:p>44,0000</text:p>
          </table:table-cell>
          <table:table-cell table:formula="of:=[.A49]*[.$B$2]" office:value-type="float" office:value="0.488888888888889" calcext:value-type="float">
            <text:p>0,4889</text:p>
          </table:table-cell>
          <table:table-cell table:formula="of:=[.B49]*[.$B$3]-INT([.B49]*[.$B$3])" office:value-type="float" office:value="0.488888888888889" calcext:value-type="float">
            <text:p>0,4889</text:p>
          </table:table-cell>
          <table:table-cell table:number-columns-repeated="1021"/>
        </table:table-row>
        <table:table-row table:style-name="ro2">
          <table:table-cell table:formula="of:=[.A49]+1" office:value-type="float" office:value="45" calcext:value-type="float">
            <text:p>45,0000</text:p>
          </table:table-cell>
          <table:table-cell table:formula="of:=[.A50]*[.$B$2]" office:value-type="float" office:value="0.5" calcext:value-type="float">
            <text:p>0,5000</text:p>
          </table:table-cell>
          <table:table-cell table:formula="of:=[.B50]*[.$B$3]-INT([.B50]*[.$B$3])" office:value-type="float" office:value="0.5" calcext:value-type="float">
            <text:p>0,5000</text:p>
          </table:table-cell>
          <table:table-cell table:number-columns-repeated="1021"/>
        </table:table-row>
        <table:table-row table:style-name="ro2">
          <table:table-cell table:formula="of:=[.A50]+1" office:value-type="float" office:value="46" calcext:value-type="float">
            <text:p>46,0000</text:p>
          </table:table-cell>
          <table:table-cell table:formula="of:=[.A51]*[.$B$2]" office:value-type="float" office:value="0.511111111111111" calcext:value-type="float">
            <text:p>0,5111</text:p>
          </table:table-cell>
          <table:table-cell table:formula="of:=[.B51]*[.$B$3]-INT([.B51]*[.$B$3])" office:value-type="float" office:value="0.511111111111111" calcext:value-type="float">
            <text:p>0,5111</text:p>
          </table:table-cell>
          <table:table-cell table:number-columns-repeated="1021"/>
        </table:table-row>
        <table:table-row table:style-name="ro2">
          <table:table-cell table:formula="of:=[.A51]+1" office:value-type="float" office:value="47" calcext:value-type="float">
            <text:p>47,0000</text:p>
          </table:table-cell>
          <table:table-cell table:formula="of:=[.A52]*[.$B$2]" office:value-type="float" office:value="0.522222222222222" calcext:value-type="float">
            <text:p>0,5222</text:p>
          </table:table-cell>
          <table:table-cell table:formula="of:=[.B52]*[.$B$3]-INT([.B52]*[.$B$3])" office:value-type="float" office:value="0.522222222222222" calcext:value-type="float">
            <text:p>0,5222</text:p>
          </table:table-cell>
          <table:table-cell table:number-columns-repeated="1021"/>
        </table:table-row>
        <table:table-row table:style-name="ro2">
          <table:table-cell table:formula="of:=[.A52]+1" office:value-type="float" office:value="48" calcext:value-type="float">
            <text:p>48,0000</text:p>
          </table:table-cell>
          <table:table-cell table:formula="of:=[.A53]*[.$B$2]" office:value-type="float" office:value="0.533333333333333" calcext:value-type="float">
            <text:p>0,5333</text:p>
          </table:table-cell>
          <table:table-cell table:formula="of:=[.B53]*[.$B$3]-INT([.B53]*[.$B$3])" office:value-type="float" office:value="0.533333333333333" calcext:value-type="float">
            <text:p>0,5333</text:p>
          </table:table-cell>
          <table:table-cell table:number-columns-repeated="1021"/>
        </table:table-row>
        <table:table-row table:style-name="ro2">
          <table:table-cell table:formula="of:=[.A53]+1" office:value-type="float" office:value="49" calcext:value-type="float">
            <text:p>49,0000</text:p>
          </table:table-cell>
          <table:table-cell table:formula="of:=[.A54]*[.$B$2]" office:value-type="float" office:value="0.544444444444444" calcext:value-type="float">
            <text:p>0,5444</text:p>
          </table:table-cell>
          <table:table-cell table:formula="of:=[.B54]*[.$B$3]-INT([.B54]*[.$B$3])" office:value-type="float" office:value="0.544444444444444" calcext:value-type="float">
            <text:p>0,5444</text:p>
          </table:table-cell>
          <table:table-cell table:number-columns-repeated="1021"/>
        </table:table-row>
        <table:table-row table:style-name="ro2">
          <table:table-cell table:formula="of:=[.A54]+1" office:value-type="float" office:value="50" calcext:value-type="float">
            <text:p>50,0000</text:p>
          </table:table-cell>
          <table:table-cell table:formula="of:=[.A55]*[.$B$2]" office:value-type="float" office:value="0.555555555555556" calcext:value-type="float">
            <text:p>0,5556</text:p>
          </table:table-cell>
          <table:table-cell table:formula="of:=[.B55]*[.$B$3]-INT([.B55]*[.$B$3])" office:value-type="float" office:value="0.555555555555556" calcext:value-type="float">
            <text:p>0,5556</text:p>
          </table:table-cell>
          <table:table-cell table:number-columns-repeated="1021"/>
        </table:table-row>
        <table:table-row table:style-name="ro2">
          <table:table-cell table:formula="of:=[.A55]+1" office:value-type="float" office:value="51" calcext:value-type="float">
            <text:p>51,0000</text:p>
          </table:table-cell>
          <table:table-cell table:formula="of:=[.A56]*[.$B$2]" office:value-type="float" office:value="0.566666666666667" calcext:value-type="float">
            <text:p>0,5667</text:p>
          </table:table-cell>
          <table:table-cell table:formula="of:=[.B56]*[.$B$3]-INT([.B56]*[.$B$3])" office:value-type="float" office:value="0.566666666666667" calcext:value-type="float">
            <text:p>0,5667</text:p>
          </table:table-cell>
          <table:table-cell table:number-columns-repeated="1021"/>
        </table:table-row>
        <table:table-row table:style-name="ro2">
          <table:table-cell table:formula="of:=[.A56]+1" office:value-type="float" office:value="52" calcext:value-type="float">
            <text:p>52,0000</text:p>
          </table:table-cell>
          <table:table-cell table:formula="of:=[.A57]*[.$B$2]" office:value-type="float" office:value="0.577777777777778" calcext:value-type="float">
            <text:p>0,5778</text:p>
          </table:table-cell>
          <table:table-cell table:formula="of:=[.B57]*[.$B$3]-INT([.B57]*[.$B$3])" office:value-type="float" office:value="0.577777777777778" calcext:value-type="float">
            <text:p>0,5778</text:p>
          </table:table-cell>
          <table:table-cell table:number-columns-repeated="1021"/>
        </table:table-row>
        <table:table-row table:style-name="ro2">
          <table:table-cell table:formula="of:=[.A57]+1" office:value-type="float" office:value="53" calcext:value-type="float">
            <text:p>53,0000</text:p>
          </table:table-cell>
          <table:table-cell table:formula="of:=[.A58]*[.$B$2]" office:value-type="float" office:value="0.588888888888889" calcext:value-type="float">
            <text:p>0,5889</text:p>
          </table:table-cell>
          <table:table-cell table:formula="of:=[.B58]*[.$B$3]-INT([.B58]*[.$B$3])" office:value-type="float" office:value="0.588888888888889" calcext:value-type="float">
            <text:p>0,5889</text:p>
          </table:table-cell>
          <table:table-cell table:number-columns-repeated="1021"/>
        </table:table-row>
        <table:table-row table:style-name="ro2">
          <table:table-cell table:formula="of:=[.A58]+1" office:value-type="float" office:value="54" calcext:value-type="float">
            <text:p>54,0000</text:p>
          </table:table-cell>
          <table:table-cell table:formula="of:=[.A59]*[.$B$2]" office:value-type="float" office:value="0.6" calcext:value-type="float">
            <text:p>0,6000</text:p>
          </table:table-cell>
          <table:table-cell table:formula="of:=[.B59]*[.$B$3]-INT([.B59]*[.$B$3])" office:value-type="float" office:value="0.6" calcext:value-type="float">
            <text:p>0,6000</text:p>
          </table:table-cell>
          <table:table-cell table:number-columns-repeated="1021"/>
        </table:table-row>
        <table:table-row table:style-name="ro2">
          <table:table-cell table:formula="of:=[.A59]+1" office:value-type="float" office:value="55" calcext:value-type="float">
            <text:p>55,0000</text:p>
          </table:table-cell>
          <table:table-cell table:formula="of:=[.A60]*[.$B$2]" office:value-type="float" office:value="0.611111111111111" calcext:value-type="float">
            <text:p>0,6111</text:p>
          </table:table-cell>
          <table:table-cell table:formula="of:=[.B60]*[.$B$3]-INT([.B60]*[.$B$3])" office:value-type="float" office:value="0.611111111111111" calcext:value-type="float">
            <text:p>0,6111</text:p>
          </table:table-cell>
          <table:table-cell table:number-columns-repeated="1021"/>
        </table:table-row>
        <table:table-row table:style-name="ro2">
          <table:table-cell table:formula="of:=[.A60]+1" office:value-type="float" office:value="56" calcext:value-type="float">
            <text:p>56,0000</text:p>
          </table:table-cell>
          <table:table-cell table:formula="of:=[.A61]*[.$B$2]" office:value-type="float" office:value="0.622222222222222" calcext:value-type="float">
            <text:p>0,6222</text:p>
          </table:table-cell>
          <table:table-cell table:formula="of:=[.B61]*[.$B$3]-INT([.B61]*[.$B$3])" office:value-type="float" office:value="0.622222222222222" calcext:value-type="float">
            <text:p>0,6222</text:p>
          </table:table-cell>
          <table:table-cell table:number-columns-repeated="1021"/>
        </table:table-row>
        <table:table-row table:style-name="ro2">
          <table:table-cell table:formula="of:=[.A61]+1" office:value-type="float" office:value="57" calcext:value-type="float">
            <text:p>57,0000</text:p>
          </table:table-cell>
          <table:table-cell table:formula="of:=[.A62]*[.$B$2]" office:value-type="float" office:value="0.633333333333333" calcext:value-type="float">
            <text:p>0,6333</text:p>
          </table:table-cell>
          <table:table-cell table:formula="of:=[.B62]*[.$B$3]-INT([.B62]*[.$B$3])" office:value-type="float" office:value="0.633333333333333" calcext:value-type="float">
            <text:p>0,6333</text:p>
          </table:table-cell>
          <table:table-cell table:number-columns-repeated="1021"/>
        </table:table-row>
        <table:table-row table:style-name="ro2">
          <table:table-cell table:formula="of:=[.A62]+1" office:value-type="float" office:value="58" calcext:value-type="float">
            <text:p>58,0000</text:p>
          </table:table-cell>
          <table:table-cell table:formula="of:=[.A63]*[.$B$2]" office:value-type="float" office:value="0.644444444444444" calcext:value-type="float">
            <text:p>0,6444</text:p>
          </table:table-cell>
          <table:table-cell table:formula="of:=[.B63]*[.$B$3]-INT([.B63]*[.$B$3])" office:value-type="float" office:value="0.644444444444444" calcext:value-type="float">
            <text:p>0,6444</text:p>
          </table:table-cell>
          <table:table-cell table:number-columns-repeated="1021"/>
        </table:table-row>
        <table:table-row table:style-name="ro2">
          <table:table-cell table:formula="of:=[.A63]+1" office:value-type="float" office:value="59" calcext:value-type="float">
            <text:p>59,0000</text:p>
          </table:table-cell>
          <table:table-cell table:formula="of:=[.A64]*[.$B$2]" office:value-type="float" office:value="0.655555555555556" calcext:value-type="float">
            <text:p>0,6556</text:p>
          </table:table-cell>
          <table:table-cell table:formula="of:=[.B64]*[.$B$3]-INT([.B64]*[.$B$3])" office:value-type="float" office:value="0.655555555555556" calcext:value-type="float">
            <text:p>0,6556</text:p>
          </table:table-cell>
          <table:table-cell table:number-columns-repeated="1021"/>
        </table:table-row>
        <table:table-row table:style-name="ro2">
          <table:table-cell table:formula="of:=[.A64]+1" office:value-type="float" office:value="60" calcext:value-type="float">
            <text:p>60,0000</text:p>
          </table:table-cell>
          <table:table-cell table:formula="of:=[.A65]*[.$B$2]" office:value-type="float" office:value="0.666666666666667" calcext:value-type="float">
            <text:p>0,6667</text:p>
          </table:table-cell>
          <table:table-cell table:formula="of:=[.B65]*[.$B$3]-INT([.B65]*[.$B$3])" office:value-type="float" office:value="0.666666666666667" calcext:value-type="float">
            <text:p>0,6667</text:p>
          </table:table-cell>
          <table:table-cell table:number-columns-repeated="1021"/>
        </table:table-row>
        <table:table-row table:style-name="ro2">
          <table:table-cell table:formula="of:=[.A65]+1" office:value-type="float" office:value="61" calcext:value-type="float">
            <text:p>61,0000</text:p>
          </table:table-cell>
          <table:table-cell table:formula="of:=[.A66]*[.$B$2]" office:value-type="float" office:value="0.677777777777778" calcext:value-type="float">
            <text:p>0,6778</text:p>
          </table:table-cell>
          <table:table-cell table:formula="of:=[.B66]*[.$B$3]-INT([.B66]*[.$B$3])" office:value-type="float" office:value="0.677777777777778" calcext:value-type="float">
            <text:p>0,6778</text:p>
          </table:table-cell>
          <table:table-cell table:number-columns-repeated="1021"/>
        </table:table-row>
        <table:table-row table:style-name="ro2">
          <table:table-cell table:formula="of:=[.A66]+1" office:value-type="float" office:value="62" calcext:value-type="float">
            <text:p>62,0000</text:p>
          </table:table-cell>
          <table:table-cell table:formula="of:=[.A67]*[.$B$2]" office:value-type="float" office:value="0.688888888888889" calcext:value-type="float">
            <text:p>0,6889</text:p>
          </table:table-cell>
          <table:table-cell table:formula="of:=[.B67]*[.$B$3]-INT([.B67]*[.$B$3])" office:value-type="float" office:value="0.688888888888889" calcext:value-type="float">
            <text:p>0,6889</text:p>
          </table:table-cell>
          <table:table-cell table:number-columns-repeated="1021"/>
        </table:table-row>
        <table:table-row table:style-name="ro2">
          <table:table-cell table:formula="of:=[.A67]+1" office:value-type="float" office:value="63" calcext:value-type="float">
            <text:p>63,0000</text:p>
          </table:table-cell>
          <table:table-cell table:formula="of:=[.A68]*[.$B$2]" office:value-type="float" office:value="0.7" calcext:value-type="float">
            <text:p>0,7000</text:p>
          </table:table-cell>
          <table:table-cell table:formula="of:=[.B68]*[.$B$3]-INT([.B68]*[.$B$3])" office:value-type="float" office:value="0.7" calcext:value-type="float">
            <text:p>0,7000</text:p>
          </table:table-cell>
          <table:table-cell table:number-columns-repeated="1021"/>
        </table:table-row>
        <table:table-row table:style-name="ro2">
          <table:table-cell table:formula="of:=[.A68]+1" office:value-type="float" office:value="64" calcext:value-type="float">
            <text:p>64,0000</text:p>
          </table:table-cell>
          <table:table-cell table:formula="of:=[.A69]*[.$B$2]" office:value-type="float" office:value="0.711111111111111" calcext:value-type="float">
            <text:p>0,7111</text:p>
          </table:table-cell>
          <table:table-cell table:formula="of:=[.B69]*[.$B$3]-INT([.B69]*[.$B$3])" office:value-type="float" office:value="0.711111111111111" calcext:value-type="float">
            <text:p>0,7111</text:p>
          </table:table-cell>
          <table:table-cell table:number-columns-repeated="1021"/>
        </table:table-row>
        <table:table-row table:style-name="ro2">
          <table:table-cell table:formula="of:=[.A69]+1" office:value-type="float" office:value="65" calcext:value-type="float">
            <text:p>65,0000</text:p>
          </table:table-cell>
          <table:table-cell table:formula="of:=[.A70]*[.$B$2]" office:value-type="float" office:value="0.722222222222222" calcext:value-type="float">
            <text:p>0,7222</text:p>
          </table:table-cell>
          <table:table-cell table:formula="of:=[.B70]*[.$B$3]-INT([.B70]*[.$B$3])" office:value-type="float" office:value="0.722222222222222" calcext:value-type="float">
            <text:p>0,7222</text:p>
          </table:table-cell>
          <table:table-cell table:number-columns-repeated="1021"/>
        </table:table-row>
        <table:table-row table:style-name="ro2">
          <table:table-cell table:formula="of:=[.A70]+1" office:value-type="float" office:value="66" calcext:value-type="float">
            <text:p>66,0000</text:p>
          </table:table-cell>
          <table:table-cell table:formula="of:=[.A71]*[.$B$2]" office:value-type="float" office:value="0.733333333333333" calcext:value-type="float">
            <text:p>0,7333</text:p>
          </table:table-cell>
          <table:table-cell table:formula="of:=[.B71]*[.$B$3]-INT([.B71]*[.$B$3])" office:value-type="float" office:value="0.733333333333333" calcext:value-type="float">
            <text:p>0,7333</text:p>
          </table:table-cell>
          <table:table-cell table:number-columns-repeated="1021"/>
        </table:table-row>
        <table:table-row table:style-name="ro2">
          <table:table-cell table:formula="of:=[.A71]+1" office:value-type="float" office:value="67" calcext:value-type="float">
            <text:p>67,0000</text:p>
          </table:table-cell>
          <table:table-cell table:formula="of:=[.A72]*[.$B$2]" office:value-type="float" office:value="0.744444444444444" calcext:value-type="float">
            <text:p>0,7444</text:p>
          </table:table-cell>
          <table:table-cell table:formula="of:=[.B72]*[.$B$3]-INT([.B72]*[.$B$3])" office:value-type="float" office:value="0.744444444444444" calcext:value-type="float">
            <text:p>0,7444</text:p>
          </table:table-cell>
          <table:table-cell table:number-columns-repeated="1021"/>
        </table:table-row>
        <table:table-row table:style-name="ro2">
          <table:table-cell table:formula="of:=[.A72]+1" office:value-type="float" office:value="68" calcext:value-type="float">
            <text:p>68,0000</text:p>
          </table:table-cell>
          <table:table-cell table:formula="of:=[.A73]*[.$B$2]" office:value-type="float" office:value="0.755555555555556" calcext:value-type="float">
            <text:p>0,7556</text:p>
          </table:table-cell>
          <table:table-cell table:formula="of:=[.B73]*[.$B$3]-INT([.B73]*[.$B$3])" office:value-type="float" office:value="0.755555555555556" calcext:value-type="float">
            <text:p>0,7556</text:p>
          </table:table-cell>
          <table:table-cell table:number-columns-repeated="1021"/>
        </table:table-row>
        <table:table-row table:style-name="ro2">
          <table:table-cell table:formula="of:=[.A73]+1" office:value-type="float" office:value="69" calcext:value-type="float">
            <text:p>69,0000</text:p>
          </table:table-cell>
          <table:table-cell table:formula="of:=[.A74]*[.$B$2]" office:value-type="float" office:value="0.766666666666667" calcext:value-type="float">
            <text:p>0,7667</text:p>
          </table:table-cell>
          <table:table-cell table:formula="of:=[.B74]*[.$B$3]-INT([.B74]*[.$B$3])" office:value-type="float" office:value="0.766666666666667" calcext:value-type="float">
            <text:p>0,7667</text:p>
          </table:table-cell>
          <table:table-cell table:number-columns-repeated="1021"/>
        </table:table-row>
        <table:table-row table:style-name="ro2">
          <table:table-cell table:formula="of:=[.A74]+1" office:value-type="float" office:value="70" calcext:value-type="float">
            <text:p>70,0000</text:p>
          </table:table-cell>
          <table:table-cell table:formula="of:=[.A75]*[.$B$2]" office:value-type="float" office:value="0.777777777777778" calcext:value-type="float">
            <text:p>0,7778</text:p>
          </table:table-cell>
          <table:table-cell table:formula="of:=[.B75]*[.$B$3]-INT([.B75]*[.$B$3])" office:value-type="float" office:value="0.777777777777778" calcext:value-type="float">
            <text:p>0,7778</text:p>
          </table:table-cell>
          <table:table-cell table:number-columns-repeated="1021"/>
        </table:table-row>
        <table:table-row table:style-name="ro2">
          <table:table-cell table:formula="of:=[.A75]+1" office:value-type="float" office:value="71" calcext:value-type="float">
            <text:p>71,0000</text:p>
          </table:table-cell>
          <table:table-cell table:formula="of:=[.A76]*[.$B$2]" office:value-type="float" office:value="0.788888888888889" calcext:value-type="float">
            <text:p>0,7889</text:p>
          </table:table-cell>
          <table:table-cell table:formula="of:=[.B76]*[.$B$3]-INT([.B76]*[.$B$3])" office:value-type="float" office:value="0.788888888888889" calcext:value-type="float">
            <text:p>0,7889</text:p>
          </table:table-cell>
          <table:table-cell table:number-columns-repeated="1021"/>
        </table:table-row>
        <table:table-row table:style-name="ro2">
          <table:table-cell table:formula="of:=[.A76]+1" office:value-type="float" office:value="72" calcext:value-type="float">
            <text:p>72,0000</text:p>
          </table:table-cell>
          <table:table-cell table:formula="of:=[.A77]*[.$B$2]" office:value-type="float" office:value="0.8" calcext:value-type="float">
            <text:p>0,8000</text:p>
          </table:table-cell>
          <table:table-cell table:formula="of:=[.B77]*[.$B$3]-INT([.B77]*[.$B$3])" office:value-type="float" office:value="0.8" calcext:value-type="float">
            <text:p>0,8000</text:p>
          </table:table-cell>
          <table:table-cell table:number-columns-repeated="1021"/>
        </table:table-row>
        <table:table-row table:style-name="ro2">
          <table:table-cell table:formula="of:=[.A77]+1" office:value-type="float" office:value="73" calcext:value-type="float">
            <text:p>73,0000</text:p>
          </table:table-cell>
          <table:table-cell table:formula="of:=[.A78]*[.$B$2]" office:value-type="float" office:value="0.811111111111111" calcext:value-type="float">
            <text:p>0,8111</text:p>
          </table:table-cell>
          <table:table-cell table:formula="of:=[.B78]*[.$B$3]-INT([.B78]*[.$B$3])" office:value-type="float" office:value="0.811111111111111" calcext:value-type="float">
            <text:p>0,8111</text:p>
          </table:table-cell>
          <table:table-cell table:number-columns-repeated="1021"/>
        </table:table-row>
        <table:table-row table:style-name="ro2">
          <table:table-cell table:formula="of:=[.A78]+1" office:value-type="float" office:value="74" calcext:value-type="float">
            <text:p>74,0000</text:p>
          </table:table-cell>
          <table:table-cell table:formula="of:=[.A79]*[.$B$2]" office:value-type="float" office:value="0.822222222222222" calcext:value-type="float">
            <text:p>0,8222</text:p>
          </table:table-cell>
          <table:table-cell table:formula="of:=[.B79]*[.$B$3]-INT([.B79]*[.$B$3])" office:value-type="float" office:value="0.822222222222222" calcext:value-type="float">
            <text:p>0,8222</text:p>
          </table:table-cell>
          <table:table-cell table:number-columns-repeated="1021"/>
        </table:table-row>
        <table:table-row table:style-name="ro2">
          <table:table-cell table:formula="of:=[.A79]+1" office:value-type="float" office:value="75" calcext:value-type="float">
            <text:p>75,0000</text:p>
          </table:table-cell>
          <table:table-cell table:formula="of:=[.A80]*[.$B$2]" office:value-type="float" office:value="0.833333333333333" calcext:value-type="float">
            <text:p>0,8333</text:p>
          </table:table-cell>
          <table:table-cell table:formula="of:=[.B80]*[.$B$3]-INT([.B80]*[.$B$3])" office:value-type="float" office:value="0.833333333333333" calcext:value-type="float">
            <text:p>0,8333</text:p>
          </table:table-cell>
          <table:table-cell table:number-columns-repeated="1021"/>
        </table:table-row>
        <table:table-row table:style-name="ro2">
          <table:table-cell table:formula="of:=[.A80]+1" office:value-type="float" office:value="76" calcext:value-type="float">
            <text:p>76,0000</text:p>
          </table:table-cell>
          <table:table-cell table:formula="of:=[.A81]*[.$B$2]" office:value-type="float" office:value="0.844444444444444" calcext:value-type="float">
            <text:p>0,8444</text:p>
          </table:table-cell>
          <table:table-cell table:formula="of:=[.B81]*[.$B$3]-INT([.B81]*[.$B$3])" office:value-type="float" office:value="0.844444444444444" calcext:value-type="float">
            <text:p>0,8444</text:p>
          </table:table-cell>
          <table:table-cell table:number-columns-repeated="1021"/>
        </table:table-row>
        <table:table-row table:style-name="ro2">
          <table:table-cell table:formula="of:=[.A81]+1" office:value-type="float" office:value="77" calcext:value-type="float">
            <text:p>77,0000</text:p>
          </table:table-cell>
          <table:table-cell table:formula="of:=[.A82]*[.$B$2]" office:value-type="float" office:value="0.855555555555556" calcext:value-type="float">
            <text:p>0,8556</text:p>
          </table:table-cell>
          <table:table-cell table:formula="of:=[.B82]*[.$B$3]-INT([.B82]*[.$B$3])" office:value-type="float" office:value="0.855555555555556" calcext:value-type="float">
            <text:p>0,8556</text:p>
          </table:table-cell>
          <table:table-cell table:number-columns-repeated="1021"/>
        </table:table-row>
        <table:table-row table:style-name="ro2">
          <table:table-cell table:formula="of:=[.A82]+1" office:value-type="float" office:value="78" calcext:value-type="float">
            <text:p>78,0000</text:p>
          </table:table-cell>
          <table:table-cell table:formula="of:=[.A83]*[.$B$2]" office:value-type="float" office:value="0.866666666666667" calcext:value-type="float">
            <text:p>0,8667</text:p>
          </table:table-cell>
          <table:table-cell table:formula="of:=[.B83]*[.$B$3]-INT([.B83]*[.$B$3])" office:value-type="float" office:value="0.866666666666667" calcext:value-type="float">
            <text:p>0,8667</text:p>
          </table:table-cell>
          <table:table-cell table:number-columns-repeated="1021"/>
        </table:table-row>
        <table:table-row table:style-name="ro2">
          <table:table-cell table:formula="of:=[.A83]+1" office:value-type="float" office:value="79" calcext:value-type="float">
            <text:p>79,0000</text:p>
          </table:table-cell>
          <table:table-cell table:formula="of:=[.A84]*[.$B$2]" office:value-type="float" office:value="0.877777777777778" calcext:value-type="float">
            <text:p>0,8778</text:p>
          </table:table-cell>
          <table:table-cell table:formula="of:=[.B84]*[.$B$3]-INT([.B84]*[.$B$3])" office:value-type="float" office:value="0.877777777777778" calcext:value-type="float">
            <text:p>0,8778</text:p>
          </table:table-cell>
          <table:table-cell table:number-columns-repeated="1021"/>
        </table:table-row>
        <table:table-row table:style-name="ro2">
          <table:table-cell table:formula="of:=[.A84]+1" office:value-type="float" office:value="80" calcext:value-type="float">
            <text:p>80,0000</text:p>
          </table:table-cell>
          <table:table-cell table:formula="of:=[.A85]*[.$B$2]" office:value-type="float" office:value="0.888888888888889" calcext:value-type="float">
            <text:p>0,8889</text:p>
          </table:table-cell>
          <table:table-cell table:formula="of:=[.B85]*[.$B$3]-INT([.B85]*[.$B$3])" office:value-type="float" office:value="0.888888888888889" calcext:value-type="float">
            <text:p>0,8889</text:p>
          </table:table-cell>
          <table:table-cell table:number-columns-repeated="1021"/>
        </table:table-row>
        <table:table-row table:style-name="ro2">
          <table:table-cell table:formula="of:=[.A85]+1" office:value-type="float" office:value="81" calcext:value-type="float">
            <text:p>81,0000</text:p>
          </table:table-cell>
          <table:table-cell table:formula="of:=[.A86]*[.$B$2]" office:value-type="float" office:value="0.9" calcext:value-type="float">
            <text:p>0,9000</text:p>
          </table:table-cell>
          <table:table-cell table:formula="of:=[.B86]*[.$B$3]-INT([.B86]*[.$B$3])" office:value-type="float" office:value="0.9" calcext:value-type="float">
            <text:p>0,9000</text:p>
          </table:table-cell>
          <table:table-cell table:number-columns-repeated="1021"/>
        </table:table-row>
        <table:table-row table:style-name="ro2">
          <table:table-cell table:formula="of:=[.A86]+1" office:value-type="float" office:value="82" calcext:value-type="float">
            <text:p>82,0000</text:p>
          </table:table-cell>
          <table:table-cell table:formula="of:=[.A87]*[.$B$2]" office:value-type="float" office:value="0.911111111111111" calcext:value-type="float">
            <text:p>0,9111</text:p>
          </table:table-cell>
          <table:table-cell table:formula="of:=[.B87]*[.$B$3]-INT([.B87]*[.$B$3])" office:value-type="float" office:value="0.911111111111111" calcext:value-type="float">
            <text:p>0,9111</text:p>
          </table:table-cell>
          <table:table-cell table:number-columns-repeated="1021"/>
        </table:table-row>
        <table:table-row table:style-name="ro2">
          <table:table-cell table:formula="of:=[.A87]+1" office:value-type="float" office:value="83" calcext:value-type="float">
            <text:p>83,0000</text:p>
          </table:table-cell>
          <table:table-cell table:formula="of:=[.A88]*[.$B$2]" office:value-type="float" office:value="0.922222222222222" calcext:value-type="float">
            <text:p>0,9222</text:p>
          </table:table-cell>
          <table:table-cell table:formula="of:=[.B88]*[.$B$3]-INT([.B88]*[.$B$3])" office:value-type="float" office:value="0.922222222222222" calcext:value-type="float">
            <text:p>0,9222</text:p>
          </table:table-cell>
          <table:table-cell table:number-columns-repeated="1021"/>
        </table:table-row>
        <table:table-row table:style-name="ro2">
          <table:table-cell table:formula="of:=[.A88]+1" office:value-type="float" office:value="84" calcext:value-type="float">
            <text:p>84,0000</text:p>
          </table:table-cell>
          <table:table-cell table:formula="of:=[.A89]*[.$B$2]" office:value-type="float" office:value="0.933333333333333" calcext:value-type="float">
            <text:p>0,9333</text:p>
          </table:table-cell>
          <table:table-cell table:formula="of:=[.B89]*[.$B$3]-INT([.B89]*[.$B$3])" office:value-type="float" office:value="0.933333333333333" calcext:value-type="float">
            <text:p>0,9333</text:p>
          </table:table-cell>
          <table:table-cell table:number-columns-repeated="1021"/>
        </table:table-row>
        <table:table-row table:style-name="ro2">
          <table:table-cell table:formula="of:=[.A89]+1" office:value-type="float" office:value="85" calcext:value-type="float">
            <text:p>85,0000</text:p>
          </table:table-cell>
          <table:table-cell table:formula="of:=[.A90]*[.$B$2]" office:value-type="float" office:value="0.944444444444444" calcext:value-type="float">
            <text:p>0,9444</text:p>
          </table:table-cell>
          <table:table-cell table:formula="of:=[.B90]*[.$B$3]-INT([.B90]*[.$B$3])" office:value-type="float" office:value="0.944444444444444" calcext:value-type="float">
            <text:p>0,9444</text:p>
          </table:table-cell>
          <table:table-cell table:number-columns-repeated="1021"/>
        </table:table-row>
        <table:table-row table:style-name="ro2">
          <table:table-cell table:formula="of:=[.A90]+1" office:value-type="float" office:value="86" calcext:value-type="float">
            <text:p>86,0000</text:p>
          </table:table-cell>
          <table:table-cell table:formula="of:=[.A91]*[.$B$2]" office:value-type="float" office:value="0.955555555555556" calcext:value-type="float">
            <text:p>0,9556</text:p>
          </table:table-cell>
          <table:table-cell table:formula="of:=[.B91]*[.$B$3]-INT([.B91]*[.$B$3])" office:value-type="float" office:value="0.955555555555556" calcext:value-type="float">
            <text:p>0,9556</text:p>
          </table:table-cell>
          <table:table-cell table:number-columns-repeated="1021"/>
        </table:table-row>
        <table:table-row table:style-name="ro2">
          <table:table-cell table:formula="of:=[.A91]+1" office:value-type="float" office:value="87" calcext:value-type="float">
            <text:p>87,0000</text:p>
          </table:table-cell>
          <table:table-cell table:formula="of:=[.A92]*[.$B$2]" office:value-type="float" office:value="0.966666666666667" calcext:value-type="float">
            <text:p>0,9667</text:p>
          </table:table-cell>
          <table:table-cell table:formula="of:=[.B92]*[.$B$3]-INT([.B92]*[.$B$3])" office:value-type="float" office:value="0.966666666666667" calcext:value-type="float">
            <text:p>0,9667</text:p>
          </table:table-cell>
          <table:table-cell table:number-columns-repeated="1021"/>
        </table:table-row>
        <table:table-row table:style-name="ro2">
          <table:table-cell table:formula="of:=[.A92]+1" office:value-type="float" office:value="88" calcext:value-type="float">
            <text:p>88,0000</text:p>
          </table:table-cell>
          <table:table-cell table:formula="of:=[.A93]*[.$B$2]" office:value-type="float" office:value="0.977777777777778" calcext:value-type="float">
            <text:p>0,9778</text:p>
          </table:table-cell>
          <table:table-cell table:formula="of:=[.B93]*[.$B$3]-INT([.B93]*[.$B$3])" office:value-type="float" office:value="0.977777777777778" calcext:value-type="float">
            <text:p>0,9778</text:p>
          </table:table-cell>
          <table:table-cell table:number-columns-repeated="1021"/>
        </table:table-row>
        <table:table-row table:style-name="ro2">
          <table:table-cell table:formula="of:=[.A93]+1" office:value-type="float" office:value="89" calcext:value-type="float">
            <text:p>89,0000</text:p>
          </table:table-cell>
          <table:table-cell table:formula="of:=[.A94]*[.$B$2]" office:value-type="float" office:value="0.988888888888889" calcext:value-type="float">
            <text:p>0,9889</text:p>
          </table:table-cell>
          <table:table-cell table:formula="of:=[.B94]*[.$B$3]-INT([.B94]*[.$B$3])" office:value-type="float" office:value="0.988888888888889" calcext:value-type="float">
            <text:p>0,9889</text:p>
          </table:table-cell>
          <table:table-cell table:number-columns-repeated="1021"/>
        </table:table-row>
        <table:table-row table:style-name="ro2">
          <table:table-cell table:style-name="ce8" table:formula="of:=[.A94]+1" office:value-type="float" office:value="90" calcext:value-type="float">
            <text:p>90,0000</text:p>
          </table:table-cell>
          <table:table-cell table:style-name="ce11" table:formula="of:=[.A95]*[.$B$2]" office:value-type="float" office:value="1" calcext:value-type="float">
            <text:p>1,0000</text:p>
          </table:table-cell>
          <table:table-cell table:formula="of:=[.B95]*[.$B$3]-INT([.B95]*[.$B$3])" office:value-type="float" office:value="0" calcext:value-type="float">
            <text:p>0,0000</text:p>
          </table:table-cell>
          <table:table-cell table:number-columns-repeated="1021"/>
        </table:table-row>
      </table:table>
      <table:table table:name="Sheet3" table:style-name="ta1">
        <table:table-column table:style-name="co1" table:default-cell-style-name="ce7"/>
        <table:table-column table:style-name="co1" table:default-cell-style-name="ce10"/>
        <table:table-column table:style-name="co1" table:default-cell-style-name="ce12"/>
        <table:table-row table:style-name="ro1">
          <table:table-cell table:style-name="ce5" office:value-type="string" calcext:value-type="string">
            <text:p>Frames</text:p>
          </table:table-cell>
          <table:table-cell table:style-name="ce5" office:value-type="float" office:value="90" calcext:value-type="float">
            <text:p>90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Clock_Delta</text:p>
          </table:table-cell>
          <table:table-cell table:style-name="ce5" table:formula="of:=1/[.B1]" office:value-type="float" office:value="0.0111111111111111" calcext:value-type="float">
            <text:p>0,0111111111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Laps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ce5" table:number-columns-repeated="3"/>
        </table:table-row>
        <table:table-row table:style-name="ro2">
          <table:table-cell table:style-name="ce6" office:value-type="string" calcext:value-type="string">
            <text:p>Frame</text:p>
          </table:table-cell>
          <table:table-cell table:style-name="ce9" office:value-type="string" calcext:value-type="string">
            <text:p>Clock</text:p>
          </table:table-cell>
          <table:table-cell table:style-name="ce6" office:value-type="string" calcext:value-type="string">
            <text:p>Turbulence</text:p>
          </table:table-cell>
        </table:table-row>
        <table:table-row table:style-name="ro2">
          <table:table-cell office:value-type="float" office:value="1" calcext:value-type="float">
            <text:p>1,0000</text:p>
          </table:table-cell>
          <table:table-cell table:formula="of:=[.A6]*[.$B$2]" office:value-type="float" office:value="0.0111111111111111" calcext:value-type="float">
            <text:p>0,0111</text:p>
          </table:table-cell>
          <table:table-cell table:formula="of:=ABS(COS(PI()*[.B6]))" office:value-type="float" office:value="0.999390827019096" calcext:value-type="float">
            <text:p>0,9994</text:p>
          </table:table-cell>
        </table:table-row>
        <table:table-row table:style-name="ro2">
          <table:table-cell table:formula="of:=[.A6]+1" office:value-type="float" office:value="2" calcext:value-type="float">
            <text:p>2,0000</text:p>
          </table:table-cell>
          <table:table-cell table:formula="of:=[.A7]*[.$B$2]" office:value-type="float" office:value="0.0222222222222222" calcext:value-type="float">
            <text:p>0,0222</text:p>
          </table:table-cell>
          <table:table-cell table:formula="of:=ABS(COS(PI()*[.B7]))" office:value-type="float" office:value="0.997564050259824" calcext:value-type="float">
            <text:p>0,9976</text:p>
          </table:table-cell>
        </table:table-row>
        <table:table-row table:style-name="ro2">
          <table:table-cell table:formula="of:=[.A7]+1" office:value-type="float" office:value="3" calcext:value-type="float">
            <text:p>3,0000</text:p>
          </table:table-cell>
          <table:table-cell table:formula="of:=[.A8]*[.$B$2]" office:value-type="float" office:value="0.0333333333333333" calcext:value-type="float">
            <text:p>0,0333</text:p>
          </table:table-cell>
          <table:table-cell table:formula="of:=ABS(COS(PI()*[.B8]))" office:value-type="float" office:value="0.994521895368273" calcext:value-type="float">
            <text:p>0,9945</text:p>
          </table:table-cell>
        </table:table-row>
        <table:table-row table:style-name="ro2">
          <table:table-cell table:formula="of:=[.A8]+1" office:value-type="float" office:value="4" calcext:value-type="float">
            <text:p>4,0000</text:p>
          </table:table-cell>
          <table:table-cell table:formula="of:=[.A9]*[.$B$2]" office:value-type="float" office:value="0.0444444444444444" calcext:value-type="float">
            <text:p>0,0444</text:p>
          </table:table-cell>
          <table:table-cell table:formula="of:=ABS(COS(PI()*[.B9]))" office:value-type="float" office:value="0.99026806874157" calcext:value-type="float">
            <text:p>0,9903</text:p>
          </table:table-cell>
        </table:table-row>
        <table:table-row table:style-name="ro2">
          <table:table-cell table:formula="of:=[.A9]+1" office:value-type="float" office:value="5" calcext:value-type="float">
            <text:p>5,0000</text:p>
          </table:table-cell>
          <table:table-cell table:formula="of:=[.A10]*[.$B$2]" office:value-type="float" office:value="0.0555555555555556" calcext:value-type="float">
            <text:p>0,0556</text:p>
          </table:table-cell>
          <table:table-cell table:formula="of:=ABS(COS(PI()*[.B10]))" office:value-type="float" office:value="0.984807753012208" calcext:value-type="float">
            <text:p>0,9848</text:p>
          </table:table-cell>
        </table:table-row>
        <table:table-row table:style-name="ro2">
          <table:table-cell table:formula="of:=[.A10]+1" office:value-type="float" office:value="6" calcext:value-type="float">
            <text:p>6,0000</text:p>
          </table:table-cell>
          <table:table-cell table:formula="of:=[.A11]*[.$B$2]" office:value-type="float" office:value="0.0666666666666667" calcext:value-type="float">
            <text:p>0,0667</text:p>
          </table:table-cell>
          <table:table-cell table:formula="of:=ABS(COS(PI()*[.B11]))" office:value-type="float" office:value="0.978147600733806" calcext:value-type="float">
            <text:p>0,9781</text:p>
          </table:table-cell>
        </table:table-row>
        <table:table-row table:style-name="ro2">
          <table:table-cell table:formula="of:=[.A11]+1" office:value-type="float" office:value="7" calcext:value-type="float">
            <text:p>7,0000</text:p>
          </table:table-cell>
          <table:table-cell table:formula="of:=[.A12]*[.$B$2]" office:value-type="float" office:value="0.0777777777777778" calcext:value-type="float">
            <text:p>0,0778</text:p>
          </table:table-cell>
          <table:table-cell table:formula="of:=ABS(COS(PI()*[.B12]))" office:value-type="float" office:value="0.970295726275996" calcext:value-type="float">
            <text:p>0,9703</text:p>
          </table:table-cell>
        </table:table-row>
        <table:table-row table:style-name="ro2">
          <table:table-cell table:formula="of:=[.A12]+1" office:value-type="float" office:value="8" calcext:value-type="float">
            <text:p>8,0000</text:p>
          </table:table-cell>
          <table:table-cell table:formula="of:=[.A13]*[.$B$2]" office:value-type="float" office:value="0.0888888888888889" calcext:value-type="float">
            <text:p>0,0889</text:p>
          </table:table-cell>
          <table:table-cell table:formula="of:=ABS(COS(PI()*[.B13]))" office:value-type="float" office:value="0.961261695938319" calcext:value-type="float">
            <text:p>0,9613</text:p>
          </table:table-cell>
        </table:table-row>
        <table:table-row table:style-name="ro2">
          <table:table-cell table:formula="of:=[.A13]+1" office:value-type="float" office:value="9" calcext:value-type="float">
            <text:p>9,0000</text:p>
          </table:table-cell>
          <table:table-cell table:formula="of:=[.A14]*[.$B$2]" office:value-type="float" office:value="0.1" calcext:value-type="float">
            <text:p>0,1000</text:p>
          </table:table-cell>
          <table:table-cell table:formula="of:=ABS(COS(PI()*[.B14]))" office:value-type="float" office:value="0.951056516295153" calcext:value-type="float">
            <text:p>0,9511</text:p>
          </table:table-cell>
        </table:table-row>
        <table:table-row table:style-name="ro2">
          <table:table-cell table:formula="of:=[.A14]+1" office:value-type="float" office:value="10" calcext:value-type="float">
            <text:p>10,0000</text:p>
          </table:table-cell>
          <table:table-cell table:formula="of:=[.A15]*[.$B$2]" office:value-type="float" office:value="0.111111111111111" calcext:value-type="float">
            <text:p>0,1111</text:p>
          </table:table-cell>
          <table:table-cell table:formula="of:=ABS(COS(PI()*[.B15]))" office:value-type="float" office:value="0.939692620785908" calcext:value-type="float">
            <text:p>0,9397</text:p>
          </table:table-cell>
        </table:table-row>
        <table:table-row table:style-name="ro2">
          <table:table-cell table:formula="of:=[.A15]+1" office:value-type="float" office:value="11" calcext:value-type="float">
            <text:p>11,0000</text:p>
          </table:table-cell>
          <table:table-cell table:formula="of:=[.A16]*[.$B$2]" office:value-type="float" office:value="0.122222222222222" calcext:value-type="float">
            <text:p>0,1222</text:p>
          </table:table-cell>
          <table:table-cell table:formula="of:=ABS(COS(PI()*[.B16]))" office:value-type="float" office:value="0.927183854566787" calcext:value-type="float">
            <text:p>0,9272</text:p>
          </table:table-cell>
        </table:table-row>
        <table:table-row table:style-name="ro2">
          <table:table-cell table:formula="of:=[.A16]+1" office:value-type="float" office:value="12" calcext:value-type="float">
            <text:p>12,0000</text:p>
          </table:table-cell>
          <table:table-cell table:formula="of:=[.A17]*[.$B$2]" office:value-type="float" office:value="0.133333333333333" calcext:value-type="float">
            <text:p>0,1333</text:p>
          </table:table-cell>
          <table:table-cell table:formula="of:=ABS(COS(PI()*[.B17]))" office:value-type="float" office:value="0.913545457642601" calcext:value-type="float">
            <text:p>0,9135</text:p>
          </table:table-cell>
        </table:table-row>
        <table:table-row table:style-name="ro2">
          <table:table-cell table:formula="of:=[.A17]+1" office:value-type="float" office:value="13" calcext:value-type="float">
            <text:p>13,0000</text:p>
          </table:table-cell>
          <table:table-cell table:formula="of:=[.A18]*[.$B$2]" office:value-type="float" office:value="0.144444444444444" calcext:value-type="float">
            <text:p>0,1444</text:p>
          </table:table-cell>
          <table:table-cell table:formula="of:=ABS(COS(PI()*[.B18]))" office:value-type="float" office:value="0.898794046299167" calcext:value-type="float">
            <text:p>0,8988</text:p>
          </table:table-cell>
        </table:table-row>
        <table:table-row table:style-name="ro2">
          <table:table-cell table:formula="of:=[.A18]+1" office:value-type="float" office:value="14" calcext:value-type="float">
            <text:p>14,0000</text:p>
          </table:table-cell>
          <table:table-cell table:formula="of:=[.A19]*[.$B$2]" office:value-type="float" office:value="0.155555555555556" calcext:value-type="float">
            <text:p>0,1556</text:p>
          </table:table-cell>
          <table:table-cell table:formula="of:=ABS(COS(PI()*[.B19]))" office:value-type="float" office:value="0.882947592858927" calcext:value-type="float">
            <text:p>0,8829</text:p>
          </table:table-cell>
        </table:table-row>
        <table:table-row table:style-name="ro2">
          <table:table-cell table:formula="of:=[.A19]+1" office:value-type="float" office:value="15" calcext:value-type="float">
            <text:p>15,0000</text:p>
          </table:table-cell>
          <table:table-cell table:formula="of:=[.A20]*[.$B$2]" office:value-type="float" office:value="0.166666666666667" calcext:value-type="float">
            <text:p>0,1667</text:p>
          </table:table-cell>
          <table:table-cell table:formula="of:=ABS(COS(PI()*[.B20]))" office:value-type="float" office:value="0.866025403784439" calcext:value-type="float">
            <text:p>0,8660</text:p>
          </table:table-cell>
        </table:table-row>
        <table:table-row table:style-name="ro2">
          <table:table-cell table:formula="of:=[.A20]+1" office:value-type="float" office:value="16" calcext:value-type="float">
            <text:p>16,0000</text:p>
          </table:table-cell>
          <table:table-cell table:formula="of:=[.A21]*[.$B$2]" office:value-type="float" office:value="0.177777777777778" calcext:value-type="float">
            <text:p>0,1778</text:p>
          </table:table-cell>
          <table:table-cell table:formula="of:=ABS(COS(PI()*[.B21]))" office:value-type="float" office:value="0.848048096156426" calcext:value-type="float">
            <text:p>0,8480</text:p>
          </table:table-cell>
        </table:table-row>
        <table:table-row table:style-name="ro2">
          <table:table-cell table:formula="of:=[.A21]+1" office:value-type="float" office:value="17" calcext:value-type="float">
            <text:p>17,0000</text:p>
          </table:table-cell>
          <table:table-cell table:formula="of:=[.A22]*[.$B$2]" office:value-type="float" office:value="0.188888888888889" calcext:value-type="float">
            <text:p>0,1889</text:p>
          </table:table-cell>
          <table:table-cell table:formula="of:=ABS(COS(PI()*[.B22]))" office:value-type="float" office:value="0.829037572555042" calcext:value-type="float">
            <text:p>0,8290</text:p>
          </table:table-cell>
        </table:table-row>
        <table:table-row table:style-name="ro2">
          <table:table-cell table:formula="of:=[.A22]+1" office:value-type="float" office:value="18" calcext:value-type="float">
            <text:p>18,0000</text:p>
          </table:table-cell>
          <table:table-cell table:formula="of:=[.A23]*[.$B$2]" office:value-type="float" office:value="0.2" calcext:value-type="float">
            <text:p>0,2000</text:p>
          </table:table-cell>
          <table:table-cell table:formula="of:=ABS(COS(PI()*[.B23]))" office:value-type="float" office:value="0.809016994374947" calcext:value-type="float">
            <text:p>0,8090</text:p>
          </table:table-cell>
        </table:table-row>
        <table:table-row table:style-name="ro2">
          <table:table-cell table:formula="of:=[.A23]+1" office:value-type="float" office:value="19" calcext:value-type="float">
            <text:p>19,0000</text:p>
          </table:table-cell>
          <table:table-cell table:formula="of:=[.A24]*[.$B$2]" office:value-type="float" office:value="0.211111111111111" calcext:value-type="float">
            <text:p>0,2111</text:p>
          </table:table-cell>
          <table:table-cell table:formula="of:=ABS(COS(PI()*[.B24]))" office:value-type="float" office:value="0.788010753606722" calcext:value-type="float">
            <text:p>0,7880</text:p>
          </table:table-cell>
        </table:table-row>
        <table:table-row table:style-name="ro2">
          <table:table-cell table:formula="of:=[.A24]+1" office:value-type="float" office:value="20" calcext:value-type="float">
            <text:p>20,0000</text:p>
          </table:table-cell>
          <table:table-cell table:formula="of:=[.A25]*[.$B$2]" office:value-type="float" office:value="0.222222222222222" calcext:value-type="float">
            <text:p>0,2222</text:p>
          </table:table-cell>
          <table:table-cell table:formula="of:=ABS(COS(PI()*[.B25]))" office:value-type="float" office:value="0.766044443118978" calcext:value-type="float">
            <text:p>0,7660</text:p>
          </table:table-cell>
        </table:table-row>
        <table:table-row table:style-name="ro2">
          <table:table-cell table:formula="of:=[.A25]+1" office:value-type="float" office:value="21" calcext:value-type="float">
            <text:p>21,0000</text:p>
          </table:table-cell>
          <table:table-cell table:formula="of:=[.A26]*[.$B$2]" office:value-type="float" office:value="0.233333333333333" calcext:value-type="float">
            <text:p>0,2333</text:p>
          </table:table-cell>
          <table:table-cell table:formula="of:=ABS(COS(PI()*[.B26]))" office:value-type="float" office:value="0.743144825477394" calcext:value-type="float">
            <text:p>0,7431</text:p>
          </table:table-cell>
        </table:table-row>
        <table:table-row table:style-name="ro2">
          <table:table-cell table:formula="of:=[.A26]+1" office:value-type="float" office:value="22" calcext:value-type="float">
            <text:p>22,0000</text:p>
          </table:table-cell>
          <table:table-cell table:formula="of:=[.A27]*[.$B$2]" office:value-type="float" office:value="0.244444444444444" calcext:value-type="float">
            <text:p>0,2444</text:p>
          </table:table-cell>
          <table:table-cell table:formula="of:=ABS(COS(PI()*[.B27]))" office:value-type="float" office:value="0.719339800338651" calcext:value-type="float">
            <text:p>0,7193</text:p>
          </table:table-cell>
        </table:table-row>
        <table:table-row table:style-name="ro2">
          <table:table-cell table:formula="of:=[.A27]+1" office:value-type="float" office:value="23" calcext:value-type="float">
            <text:p>23,0000</text:p>
          </table:table-cell>
          <table:table-cell table:formula="of:=[.A28]*[.$B$2]" office:value-type="float" office:value="0.255555555555556" calcext:value-type="float">
            <text:p>0,2556</text:p>
          </table:table-cell>
          <table:table-cell table:formula="of:=ABS(COS(PI()*[.B28]))" office:value-type="float" office:value="0.694658370458997" calcext:value-type="float">
            <text:p>0,6947</text:p>
          </table:table-cell>
        </table:table-row>
        <table:table-row table:style-name="ro2">
          <table:table-cell table:formula="of:=[.A28]+1" office:value-type="float" office:value="24" calcext:value-type="float">
            <text:p>24,0000</text:p>
          </table:table-cell>
          <table:table-cell table:formula="of:=[.A29]*[.$B$2]" office:value-type="float" office:value="0.266666666666667" calcext:value-type="float">
            <text:p>0,2667</text:p>
          </table:table-cell>
          <table:table-cell table:formula="of:=ABS(COS(PI()*[.B29]))" office:value-type="float" office:value="0.669130606358858" calcext:value-type="float">
            <text:p>0,6691</text:p>
          </table:table-cell>
        </table:table-row>
        <table:table-row table:style-name="ro2">
          <table:table-cell table:formula="of:=[.A29]+1" office:value-type="float" office:value="25" calcext:value-type="float">
            <text:p>25,0000</text:p>
          </table:table-cell>
          <table:table-cell table:formula="of:=[.A30]*[.$B$2]" office:value-type="float" office:value="0.277777777777778" calcext:value-type="float">
            <text:p>0,2778</text:p>
          </table:table-cell>
          <table:table-cell table:formula="of:=ABS(COS(PI()*[.B30]))" office:value-type="float" office:value="0.642787609686539" calcext:value-type="float">
            <text:p>0,6428</text:p>
          </table:table-cell>
        </table:table-row>
        <table:table-row table:style-name="ro2">
          <table:table-cell table:formula="of:=[.A30]+1" office:value-type="float" office:value="26" calcext:value-type="float">
            <text:p>26,0000</text:p>
          </table:table-cell>
          <table:table-cell table:formula="of:=[.A31]*[.$B$2]" office:value-type="float" office:value="0.288888888888889" calcext:value-type="float">
            <text:p>0,2889</text:p>
          </table:table-cell>
          <table:table-cell table:formula="of:=ABS(COS(PI()*[.B31]))" office:value-type="float" office:value="0.615661475325658" calcext:value-type="float">
            <text:p>0,6157</text:p>
          </table:table-cell>
        </table:table-row>
        <table:table-row table:style-name="ro2">
          <table:table-cell table:formula="of:=[.A31]+1" office:value-type="float" office:value="27" calcext:value-type="float">
            <text:p>27,0000</text:p>
          </table:table-cell>
          <table:table-cell table:formula="of:=[.A32]*[.$B$2]" office:value-type="float" office:value="0.3" calcext:value-type="float">
            <text:p>0,3000</text:p>
          </table:table-cell>
          <table:table-cell table:formula="of:=ABS(COS(PI()*[.B32]))" office:value-type="float" office:value="0.587785252292473" calcext:value-type="float">
            <text:p>0,5878</text:p>
          </table:table-cell>
        </table:table-row>
        <table:table-row table:style-name="ro2">
          <table:table-cell table:formula="of:=[.A32]+1" office:value-type="float" office:value="28" calcext:value-type="float">
            <text:p>28,0000</text:p>
          </table:table-cell>
          <table:table-cell table:formula="of:=[.A33]*[.$B$2]" office:value-type="float" office:value="0.311111111111111" calcext:value-type="float">
            <text:p>0,3111</text:p>
          </table:table-cell>
          <table:table-cell table:formula="of:=ABS(COS(PI()*[.B33]))" office:value-type="float" office:value="0.559192903470747" calcext:value-type="float">
            <text:p>0,5592</text:p>
          </table:table-cell>
        </table:table-row>
        <table:table-row table:style-name="ro2">
          <table:table-cell table:formula="of:=[.A33]+1" office:value-type="float" office:value="29" calcext:value-type="float">
            <text:p>29,0000</text:p>
          </table:table-cell>
          <table:table-cell table:formula="of:=[.A34]*[.$B$2]" office:value-type="float" office:value="0.322222222222222" calcext:value-type="float">
            <text:p>0,3222</text:p>
          </table:table-cell>
          <table:table-cell table:formula="of:=ABS(COS(PI()*[.B34]))" office:value-type="float" office:value="0.529919264233205" calcext:value-type="float">
            <text:p>0,5299</text:p>
          </table:table-cell>
        </table:table-row>
        <table:table-row table:style-name="ro2">
          <table:table-cell table:formula="of:=[.A34]+1" office:value-type="float" office:value="30" calcext:value-type="float">
            <text:p>30,0000</text:p>
          </table:table-cell>
          <table:table-cell table:formula="of:=[.A35]*[.$B$2]" office:value-type="float" office:value="0.333333333333333" calcext:value-type="float">
            <text:p>0,3333</text:p>
          </table:table-cell>
          <table:table-cell table:formula="of:=ABS(COS(PI()*[.B35]))" office:value-type="float" office:value="0.5" calcext:value-type="float">
            <text:p>0,5000</text:p>
          </table:table-cell>
        </table:table-row>
        <table:table-row table:style-name="ro2">
          <table:table-cell table:formula="of:=[.A35]+1" office:value-type="float" office:value="31" calcext:value-type="float">
            <text:p>31,0000</text:p>
          </table:table-cell>
          <table:table-cell table:formula="of:=[.A36]*[.$B$2]" office:value-type="float" office:value="0.344444444444444" calcext:value-type="float">
            <text:p>0,3444</text:p>
          </table:table-cell>
          <table:table-cell table:formula="of:=ABS(COS(PI()*[.B36]))" office:value-type="float" office:value="0.469471562785891" calcext:value-type="float">
            <text:p>0,4695</text:p>
          </table:table-cell>
        </table:table-row>
        <table:table-row table:style-name="ro2">
          <table:table-cell table:formula="of:=[.A36]+1" office:value-type="float" office:value="32" calcext:value-type="float">
            <text:p>32,0000</text:p>
          </table:table-cell>
          <table:table-cell table:formula="of:=[.A37]*[.$B$2]" office:value-type="float" office:value="0.355555555555556" calcext:value-type="float">
            <text:p>0,3556</text:p>
          </table:table-cell>
          <table:table-cell table:formula="of:=ABS(COS(PI()*[.B37]))" office:value-type="float" office:value="0.438371146789077" calcext:value-type="float">
            <text:p>0,4384</text:p>
          </table:table-cell>
        </table:table-row>
        <table:table-row table:style-name="ro2">
          <table:table-cell table:formula="of:=[.A37]+1" office:value-type="float" office:value="33" calcext:value-type="float">
            <text:p>33,0000</text:p>
          </table:table-cell>
          <table:table-cell table:formula="of:=[.A38]*[.$B$2]" office:value-type="float" office:value="0.366666666666667" calcext:value-type="float">
            <text:p>0,3667</text:p>
          </table:table-cell>
          <table:table-cell table:formula="of:=ABS(COS(PI()*[.B38]))" office:value-type="float" office:value="0.4067366430758" calcext:value-type="float">
            <text:p>0,4067</text:p>
          </table:table-cell>
        </table:table-row>
        <table:table-row table:style-name="ro2">
          <table:table-cell table:formula="of:=[.A38]+1" office:value-type="float" office:value="34" calcext:value-type="float">
            <text:p>34,0000</text:p>
          </table:table-cell>
          <table:table-cell table:formula="of:=[.A39]*[.$B$2]" office:value-type="float" office:value="0.377777777777778" calcext:value-type="float">
            <text:p>0,3778</text:p>
          </table:table-cell>
          <table:table-cell table:formula="of:=ABS(COS(PI()*[.B39]))" office:value-type="float" office:value="0.374606593415912" calcext:value-type="float">
            <text:p>0,3746</text:p>
          </table:table-cell>
        </table:table-row>
        <table:table-row table:style-name="ro2">
          <table:table-cell table:formula="of:=[.A39]+1" office:value-type="float" office:value="35" calcext:value-type="float">
            <text:p>35,0000</text:p>
          </table:table-cell>
          <table:table-cell table:formula="of:=[.A40]*[.$B$2]" office:value-type="float" office:value="0.388888888888889" calcext:value-type="float">
            <text:p>0,3889</text:p>
          </table:table-cell>
          <table:table-cell table:formula="of:=ABS(COS(PI()*[.B40]))" office:value-type="float" office:value="0.342020143325669" calcext:value-type="float">
            <text:p>0,3420</text:p>
          </table:table-cell>
        </table:table-row>
        <table:table-row table:style-name="ro2">
          <table:table-cell table:formula="of:=[.A40]+1" office:value-type="float" office:value="36" calcext:value-type="float">
            <text:p>36,0000</text:p>
          </table:table-cell>
          <table:table-cell table:formula="of:=[.A41]*[.$B$2]" office:value-type="float" office:value="0.4" calcext:value-type="float">
            <text:p>0,4000</text:p>
          </table:table-cell>
          <table:table-cell table:formula="of:=ABS(COS(PI()*[.B41]))" office:value-type="float" office:value="0.309016994374947" calcext:value-type="float">
            <text:p>0,3090</text:p>
          </table:table-cell>
        </table:table-row>
        <table:table-row table:style-name="ro2">
          <table:table-cell table:formula="of:=[.A41]+1" office:value-type="float" office:value="37" calcext:value-type="float">
            <text:p>37,0000</text:p>
          </table:table-cell>
          <table:table-cell table:formula="of:=[.A42]*[.$B$2]" office:value-type="float" office:value="0.411111111111111" calcext:value-type="float">
            <text:p>0,4111</text:p>
          </table:table-cell>
          <table:table-cell table:formula="of:=ABS(COS(PI()*[.B42]))" office:value-type="float" office:value="0.275637355816999" calcext:value-type="float">
            <text:p>0,2756</text:p>
          </table:table-cell>
        </table:table-row>
        <table:table-row table:style-name="ro2">
          <table:table-cell table:formula="of:=[.A42]+1" office:value-type="float" office:value="38" calcext:value-type="float">
            <text:p>38,0000</text:p>
          </table:table-cell>
          <table:table-cell table:formula="of:=[.A43]*[.$B$2]" office:value-type="float" office:value="0.422222222222222" calcext:value-type="float">
            <text:p>0,4222</text:p>
          </table:table-cell>
          <table:table-cell table:formula="of:=ABS(COS(PI()*[.B43]))" office:value-type="float" office:value="0.241921895599668" calcext:value-type="float">
            <text:p>0,2419</text:p>
          </table:table-cell>
        </table:table-row>
        <table:table-row table:style-name="ro2">
          <table:table-cell table:formula="of:=[.A43]+1" office:value-type="float" office:value="39" calcext:value-type="float">
            <text:p>39,0000</text:p>
          </table:table-cell>
          <table:table-cell table:formula="of:=[.A44]*[.$B$2]" office:value-type="float" office:value="0.433333333333333" calcext:value-type="float">
            <text:p>0,4333</text:p>
          </table:table-cell>
          <table:table-cell table:formula="of:=ABS(COS(PI()*[.B44]))" office:value-type="float" office:value="0.207911690817759" calcext:value-type="float">
            <text:p>0,2079</text:p>
          </table:table-cell>
        </table:table-row>
        <table:table-row table:style-name="ro2">
          <table:table-cell table:formula="of:=[.A44]+1" office:value-type="float" office:value="40" calcext:value-type="float">
            <text:p>40,0000</text:p>
          </table:table-cell>
          <table:table-cell table:formula="of:=[.A45]*[.$B$2]" office:value-type="float" office:value="0.444444444444444" calcext:value-type="float">
            <text:p>0,4444</text:p>
          </table:table-cell>
          <table:table-cell table:formula="of:=ABS(COS(PI()*[.B45]))" office:value-type="float" office:value="0.17364817766693" calcext:value-type="float">
            <text:p>0,1736</text:p>
          </table:table-cell>
        </table:table-row>
        <table:table-row table:style-name="ro2">
          <table:table-cell table:formula="of:=[.A45]+1" office:value-type="float" office:value="41" calcext:value-type="float">
            <text:p>41,0000</text:p>
          </table:table-cell>
          <table:table-cell table:formula="of:=[.A46]*[.$B$2]" office:value-type="float" office:value="0.455555555555556" calcext:value-type="float">
            <text:p>0,4556</text:p>
          </table:table-cell>
          <table:table-cell table:formula="of:=ABS(COS(PI()*[.B46]))" office:value-type="float" office:value="0.139173100960065" calcext:value-type="float">
            <text:p>0,1392</text:p>
          </table:table-cell>
        </table:table-row>
        <table:table-row table:style-name="ro2">
          <table:table-cell table:formula="of:=[.A46]+1" office:value-type="float" office:value="42" calcext:value-type="float">
            <text:p>42,0000</text:p>
          </table:table-cell>
          <table:table-cell table:formula="of:=[.A47]*[.$B$2]" office:value-type="float" office:value="0.466666666666667" calcext:value-type="float">
            <text:p>0,4667</text:p>
          </table:table-cell>
          <table:table-cell table:formula="of:=ABS(COS(PI()*[.B47]))" office:value-type="float" office:value="0.104528463267653" calcext:value-type="float">
            <text:p>0,1045</text:p>
          </table:table-cell>
        </table:table-row>
        <table:table-row table:style-name="ro2">
          <table:table-cell table:formula="of:=[.A47]+1" office:value-type="float" office:value="43" calcext:value-type="float">
            <text:p>43,0000</text:p>
          </table:table-cell>
          <table:table-cell table:formula="of:=[.A48]*[.$B$2]" office:value-type="float" office:value="0.477777777777778" calcext:value-type="float">
            <text:p>0,4778</text:p>
          </table:table-cell>
          <table:table-cell table:formula="of:=ABS(COS(PI()*[.B48]))" office:value-type="float" office:value="0.0697564737441252" calcext:value-type="float">
            <text:p>0,0698</text:p>
          </table:table-cell>
        </table:table-row>
        <table:table-row table:style-name="ro2">
          <table:table-cell table:formula="of:=[.A48]+1" office:value-type="float" office:value="44" calcext:value-type="float">
            <text:p>44,0000</text:p>
          </table:table-cell>
          <table:table-cell table:formula="of:=[.A49]*[.$B$2]" office:value-type="float" office:value="0.488888888888889" calcext:value-type="float">
            <text:p>0,4889</text:p>
          </table:table-cell>
          <table:table-cell table:formula="of:=ABS(COS(PI()*[.B49]))" office:value-type="float" office:value="0.0348994967025009" calcext:value-type="float">
            <text:p>0,0349</text:p>
          </table:table-cell>
        </table:table-row>
        <table:table-row table:style-name="ro2">
          <table:table-cell table:formula="of:=[.A49]+1" office:value-type="float" office:value="45" calcext:value-type="float">
            <text:p>45,0000</text:p>
          </table:table-cell>
          <table:table-cell table:formula="of:=[.A50]*[.$B$2]" office:value-type="float" office:value="0.5" calcext:value-type="float">
            <text:p>0,5000</text:p>
          </table:table-cell>
          <table:table-cell table:formula="of:=ABS(COS(PI()*[.B50]))" office:value-type="float" office:value="6.12323399573677E-017" calcext:value-type="float">
            <text:p>0,0000</text:p>
          </table:table-cell>
        </table:table-row>
        <table:table-row table:style-name="ro2">
          <table:table-cell table:formula="of:=[.A50]+1" office:value-type="float" office:value="46" calcext:value-type="float">
            <text:p>46,0000</text:p>
          </table:table-cell>
          <table:table-cell table:formula="of:=[.A51]*[.$B$2]" office:value-type="float" office:value="0.511111111111111" calcext:value-type="float">
            <text:p>0,5111</text:p>
          </table:table-cell>
          <table:table-cell table:formula="of:=ABS(COS(PI()*[.B51]))" office:value-type="float" office:value="0.0348994967025012" calcext:value-type="float">
            <text:p>0,0349</text:p>
          </table:table-cell>
        </table:table-row>
        <table:table-row table:style-name="ro2">
          <table:table-cell table:formula="of:=[.A51]+1" office:value-type="float" office:value="47" calcext:value-type="float">
            <text:p>47,0000</text:p>
          </table:table-cell>
          <table:table-cell table:formula="of:=[.A52]*[.$B$2]" office:value-type="float" office:value="0.522222222222222" calcext:value-type="float">
            <text:p>0,5222</text:p>
          </table:table-cell>
          <table:table-cell table:formula="of:=ABS(COS(PI()*[.B52]))" office:value-type="float" office:value="0.0697564737441253" calcext:value-type="float">
            <text:p>0,0698</text:p>
          </table:table-cell>
        </table:table-row>
        <table:table-row table:style-name="ro2">
          <table:table-cell table:formula="of:=[.A52]+1" office:value-type="float" office:value="48" calcext:value-type="float">
            <text:p>48,0000</text:p>
          </table:table-cell>
          <table:table-cell table:formula="of:=[.A53]*[.$B$2]" office:value-type="float" office:value="0.533333333333333" calcext:value-type="float">
            <text:p>0,5333</text:p>
          </table:table-cell>
          <table:table-cell table:formula="of:=ABS(COS(PI()*[.B53]))" office:value-type="float" office:value="0.104528463267653" calcext:value-type="float">
            <text:p>0,1045</text:p>
          </table:table-cell>
        </table:table-row>
        <table:table-row table:style-name="ro2">
          <table:table-cell table:formula="of:=[.A53]+1" office:value-type="float" office:value="49" calcext:value-type="float">
            <text:p>49,0000</text:p>
          </table:table-cell>
          <table:table-cell table:formula="of:=[.A54]*[.$B$2]" office:value-type="float" office:value="0.544444444444444" calcext:value-type="float">
            <text:p>0,5444</text:p>
          </table:table-cell>
          <table:table-cell table:formula="of:=ABS(COS(PI()*[.B54]))" office:value-type="float" office:value="0.139173100960066" calcext:value-type="float">
            <text:p>0,1392</text:p>
          </table:table-cell>
        </table:table-row>
        <table:table-row table:style-name="ro2">
          <table:table-cell table:formula="of:=[.A54]+1" office:value-type="float" office:value="50" calcext:value-type="float">
            <text:p>50,0000</text:p>
          </table:table-cell>
          <table:table-cell table:formula="of:=[.A55]*[.$B$2]" office:value-type="float" office:value="0.555555555555556" calcext:value-type="float">
            <text:p>0,5556</text:p>
          </table:table-cell>
          <table:table-cell table:formula="of:=ABS(COS(PI()*[.B55]))" office:value-type="float" office:value="0.17364817766693" calcext:value-type="float">
            <text:p>0,1736</text:p>
          </table:table-cell>
        </table:table-row>
        <table:table-row table:style-name="ro2">
          <table:table-cell table:formula="of:=[.A55]+1" office:value-type="float" office:value="51" calcext:value-type="float">
            <text:p>51,0000</text:p>
          </table:table-cell>
          <table:table-cell table:formula="of:=[.A56]*[.$B$2]" office:value-type="float" office:value="0.566666666666667" calcext:value-type="float">
            <text:p>0,5667</text:p>
          </table:table-cell>
          <table:table-cell table:formula="of:=ABS(COS(PI()*[.B56]))" office:value-type="float" office:value="0.207911690817759" calcext:value-type="float">
            <text:p>0,2079</text:p>
          </table:table-cell>
        </table:table-row>
        <table:table-row table:style-name="ro2">
          <table:table-cell table:formula="of:=[.A56]+1" office:value-type="float" office:value="52" calcext:value-type="float">
            <text:p>52,0000</text:p>
          </table:table-cell>
          <table:table-cell table:formula="of:=[.A57]*[.$B$2]" office:value-type="float" office:value="0.577777777777778" calcext:value-type="float">
            <text:p>0,5778</text:p>
          </table:table-cell>
          <table:table-cell table:formula="of:=ABS(COS(PI()*[.B57]))" office:value-type="float" office:value="0.241921895599668" calcext:value-type="float">
            <text:p>0,2419</text:p>
          </table:table-cell>
        </table:table-row>
        <table:table-row table:style-name="ro2">
          <table:table-cell table:formula="of:=[.A57]+1" office:value-type="float" office:value="53" calcext:value-type="float">
            <text:p>53,0000</text:p>
          </table:table-cell>
          <table:table-cell table:formula="of:=[.A58]*[.$B$2]" office:value-type="float" office:value="0.588888888888889" calcext:value-type="float">
            <text:p>0,5889</text:p>
          </table:table-cell>
          <table:table-cell table:formula="of:=ABS(COS(PI()*[.B58]))" office:value-type="float" office:value="0.275637355816999" calcext:value-type="float">
            <text:p>0,2756</text:p>
          </table:table-cell>
        </table:table-row>
        <table:table-row table:style-name="ro2">
          <table:table-cell table:formula="of:=[.A58]+1" office:value-type="float" office:value="54" calcext:value-type="float">
            <text:p>54,0000</text:p>
          </table:table-cell>
          <table:table-cell table:formula="of:=[.A59]*[.$B$2]" office:value-type="float" office:value="0.6" calcext:value-type="float">
            <text:p>0,6000</text:p>
          </table:table-cell>
          <table:table-cell table:formula="of:=ABS(COS(PI()*[.B59]))" office:value-type="float" office:value="0.309016994374947" calcext:value-type="float">
            <text:p>0,3090</text:p>
          </table:table-cell>
        </table:table-row>
        <table:table-row table:style-name="ro2">
          <table:table-cell table:formula="of:=[.A59]+1" office:value-type="float" office:value="55" calcext:value-type="float">
            <text:p>55,0000</text:p>
          </table:table-cell>
          <table:table-cell table:formula="of:=[.A60]*[.$B$2]" office:value-type="float" office:value="0.611111111111111" calcext:value-type="float">
            <text:p>0,6111</text:p>
          </table:table-cell>
          <table:table-cell table:formula="of:=ABS(COS(PI()*[.B60]))" office:value-type="float" office:value="0.342020143325669" calcext:value-type="float">
            <text:p>0,3420</text:p>
          </table:table-cell>
        </table:table-row>
        <table:table-row table:style-name="ro2">
          <table:table-cell table:formula="of:=[.A60]+1" office:value-type="float" office:value="56" calcext:value-type="float">
            <text:p>56,0000</text:p>
          </table:table-cell>
          <table:table-cell table:formula="of:=[.A61]*[.$B$2]" office:value-type="float" office:value="0.622222222222222" calcext:value-type="float">
            <text:p>0,6222</text:p>
          </table:table-cell>
          <table:table-cell table:formula="of:=ABS(COS(PI()*[.B61]))" office:value-type="float" office:value="0.374606593415912" calcext:value-type="float">
            <text:p>0,3746</text:p>
          </table:table-cell>
        </table:table-row>
        <table:table-row table:style-name="ro2">
          <table:table-cell table:formula="of:=[.A61]+1" office:value-type="float" office:value="57" calcext:value-type="float">
            <text:p>57,0000</text:p>
          </table:table-cell>
          <table:table-cell table:formula="of:=[.A62]*[.$B$2]" office:value-type="float" office:value="0.633333333333333" calcext:value-type="float">
            <text:p>0,6333</text:p>
          </table:table-cell>
          <table:table-cell table:formula="of:=ABS(COS(PI()*[.B62]))" office:value-type="float" office:value="0.4067366430758" calcext:value-type="float">
            <text:p>0,4067</text:p>
          </table:table-cell>
        </table:table-row>
        <table:table-row table:style-name="ro2">
          <table:table-cell table:formula="of:=[.A62]+1" office:value-type="float" office:value="58" calcext:value-type="float">
            <text:p>58,0000</text:p>
          </table:table-cell>
          <table:table-cell table:formula="of:=[.A63]*[.$B$2]" office:value-type="float" office:value="0.644444444444444" calcext:value-type="float">
            <text:p>0,6444</text:p>
          </table:table-cell>
          <table:table-cell table:formula="of:=ABS(COS(PI()*[.B63]))" office:value-type="float" office:value="0.438371146789078" calcext:value-type="float">
            <text:p>0,4384</text:p>
          </table:table-cell>
        </table:table-row>
        <table:table-row table:style-name="ro2">
          <table:table-cell table:formula="of:=[.A63]+1" office:value-type="float" office:value="59" calcext:value-type="float">
            <text:p>59,0000</text:p>
          </table:table-cell>
          <table:table-cell table:formula="of:=[.A64]*[.$B$2]" office:value-type="float" office:value="0.655555555555556" calcext:value-type="float">
            <text:p>0,6556</text:p>
          </table:table-cell>
          <table:table-cell table:formula="of:=ABS(COS(PI()*[.B64]))" office:value-type="float" office:value="0.469471562785891" calcext:value-type="float">
            <text:p>0,4695</text:p>
          </table:table-cell>
        </table:table-row>
        <table:table-row table:style-name="ro2">
          <table:table-cell table:formula="of:=[.A64]+1" office:value-type="float" office:value="60" calcext:value-type="float">
            <text:p>60,0000</text:p>
          </table:table-cell>
          <table:table-cell table:formula="of:=[.A65]*[.$B$2]" office:value-type="float" office:value="0.666666666666667" calcext:value-type="float">
            <text:p>0,6667</text:p>
          </table:table-cell>
          <table:table-cell table:formula="of:=ABS(COS(PI()*[.B65]))" office:value-type="float" office:value="0.5" calcext:value-type="float">
            <text:p>0,5000</text:p>
          </table:table-cell>
        </table:table-row>
        <table:table-row table:style-name="ro2">
          <table:table-cell table:formula="of:=[.A65]+1" office:value-type="float" office:value="61" calcext:value-type="float">
            <text:p>61,0000</text:p>
          </table:table-cell>
          <table:table-cell table:formula="of:=[.A66]*[.$B$2]" office:value-type="float" office:value="0.677777777777778" calcext:value-type="float">
            <text:p>0,6778</text:p>
          </table:table-cell>
          <table:table-cell table:formula="of:=ABS(COS(PI()*[.B66]))" office:value-type="float" office:value="0.529919264233205" calcext:value-type="float">
            <text:p>0,5299</text:p>
          </table:table-cell>
        </table:table-row>
        <table:table-row table:style-name="ro2">
          <table:table-cell table:formula="of:=[.A66]+1" office:value-type="float" office:value="62" calcext:value-type="float">
            <text:p>62,0000</text:p>
          </table:table-cell>
          <table:table-cell table:formula="of:=[.A67]*[.$B$2]" office:value-type="float" office:value="0.688888888888889" calcext:value-type="float">
            <text:p>0,6889</text:p>
          </table:table-cell>
          <table:table-cell table:formula="of:=ABS(COS(PI()*[.B67]))" office:value-type="float" office:value="0.559192903470747" calcext:value-type="float">
            <text:p>0,5592</text:p>
          </table:table-cell>
        </table:table-row>
        <table:table-row table:style-name="ro2">
          <table:table-cell table:formula="of:=[.A67]+1" office:value-type="float" office:value="63" calcext:value-type="float">
            <text:p>63,0000</text:p>
          </table:table-cell>
          <table:table-cell table:formula="of:=[.A68]*[.$B$2]" office:value-type="float" office:value="0.7" calcext:value-type="float">
            <text:p>0,7000</text:p>
          </table:table-cell>
          <table:table-cell table:formula="of:=ABS(COS(PI()*[.B68]))" office:value-type="float" office:value="0.587785252292473" calcext:value-type="float">
            <text:p>0,5878</text:p>
          </table:table-cell>
        </table:table-row>
        <table:table-row table:style-name="ro2">
          <table:table-cell table:formula="of:=[.A68]+1" office:value-type="float" office:value="64" calcext:value-type="float">
            <text:p>64,0000</text:p>
          </table:table-cell>
          <table:table-cell table:formula="of:=[.A69]*[.$B$2]" office:value-type="float" office:value="0.711111111111111" calcext:value-type="float">
            <text:p>0,7111</text:p>
          </table:table-cell>
          <table:table-cell table:formula="of:=ABS(COS(PI()*[.B69]))" office:value-type="float" office:value="0.615661475325658" calcext:value-type="float">
            <text:p>0,6157</text:p>
          </table:table-cell>
        </table:table-row>
        <table:table-row table:style-name="ro2">
          <table:table-cell table:formula="of:=[.A69]+1" office:value-type="float" office:value="65" calcext:value-type="float">
            <text:p>65,0000</text:p>
          </table:table-cell>
          <table:table-cell table:formula="of:=[.A70]*[.$B$2]" office:value-type="float" office:value="0.722222222222222" calcext:value-type="float">
            <text:p>0,7222</text:p>
          </table:table-cell>
          <table:table-cell table:formula="of:=ABS(COS(PI()*[.B70]))" office:value-type="float" office:value="0.642787609686539" calcext:value-type="float">
            <text:p>0,6428</text:p>
          </table:table-cell>
        </table:table-row>
        <table:table-row table:style-name="ro2">
          <table:table-cell table:formula="of:=[.A70]+1" office:value-type="float" office:value="66" calcext:value-type="float">
            <text:p>66,0000</text:p>
          </table:table-cell>
          <table:table-cell table:formula="of:=[.A71]*[.$B$2]" office:value-type="float" office:value="0.733333333333333" calcext:value-type="float">
            <text:p>0,7333</text:p>
          </table:table-cell>
          <table:table-cell table:formula="of:=ABS(COS(PI()*[.B71]))" office:value-type="float" office:value="0.669130606358858" calcext:value-type="float">
            <text:p>0,6691</text:p>
          </table:table-cell>
        </table:table-row>
        <table:table-row table:style-name="ro2">
          <table:table-cell table:formula="of:=[.A71]+1" office:value-type="float" office:value="67" calcext:value-type="float">
            <text:p>67,0000</text:p>
          </table:table-cell>
          <table:table-cell table:formula="of:=[.A72]*[.$B$2]" office:value-type="float" office:value="0.744444444444444" calcext:value-type="float">
            <text:p>0,7444</text:p>
          </table:table-cell>
          <table:table-cell table:formula="of:=ABS(COS(PI()*[.B72]))" office:value-type="float" office:value="0.694658370458997" calcext:value-type="float">
            <text:p>0,6947</text:p>
          </table:table-cell>
        </table:table-row>
        <table:table-row table:style-name="ro2">
          <table:table-cell table:formula="of:=[.A72]+1" office:value-type="float" office:value="68" calcext:value-type="float">
            <text:p>68,0000</text:p>
          </table:table-cell>
          <table:table-cell table:formula="of:=[.A73]*[.$B$2]" office:value-type="float" office:value="0.755555555555556" calcext:value-type="float">
            <text:p>0,7556</text:p>
          </table:table-cell>
          <table:table-cell table:formula="of:=ABS(COS(PI()*[.B73]))" office:value-type="float" office:value="0.719339800338651" calcext:value-type="float">
            <text:p>0,7193</text:p>
          </table:table-cell>
        </table:table-row>
        <table:table-row table:style-name="ro2">
          <table:table-cell table:formula="of:=[.A73]+1" office:value-type="float" office:value="69" calcext:value-type="float">
            <text:p>69,0000</text:p>
          </table:table-cell>
          <table:table-cell table:formula="of:=[.A74]*[.$B$2]" office:value-type="float" office:value="0.766666666666667" calcext:value-type="float">
            <text:p>0,7667</text:p>
          </table:table-cell>
          <table:table-cell table:formula="of:=ABS(COS(PI()*[.B74]))" office:value-type="float" office:value="0.743144825477394" calcext:value-type="float">
            <text:p>0,7431</text:p>
          </table:table-cell>
        </table:table-row>
        <table:table-row table:style-name="ro2">
          <table:table-cell table:formula="of:=[.A74]+1" office:value-type="float" office:value="70" calcext:value-type="float">
            <text:p>70,0000</text:p>
          </table:table-cell>
          <table:table-cell table:formula="of:=[.A75]*[.$B$2]" office:value-type="float" office:value="0.777777777777778" calcext:value-type="float">
            <text:p>0,7778</text:p>
          </table:table-cell>
          <table:table-cell table:formula="of:=ABS(COS(PI()*[.B75]))" office:value-type="float" office:value="0.766044443118978" calcext:value-type="float">
            <text:p>0,7660</text:p>
          </table:table-cell>
        </table:table-row>
        <table:table-row table:style-name="ro2">
          <table:table-cell table:formula="of:=[.A75]+1" office:value-type="float" office:value="71" calcext:value-type="float">
            <text:p>71,0000</text:p>
          </table:table-cell>
          <table:table-cell table:formula="of:=[.A76]*[.$B$2]" office:value-type="float" office:value="0.788888888888889" calcext:value-type="float">
            <text:p>0,7889</text:p>
          </table:table-cell>
          <table:table-cell table:formula="of:=ABS(COS(PI()*[.B76]))" office:value-type="float" office:value="0.788010753606722" calcext:value-type="float">
            <text:p>0,7880</text:p>
          </table:table-cell>
        </table:table-row>
        <table:table-row table:style-name="ro2">
          <table:table-cell table:formula="of:=[.A76]+1" office:value-type="float" office:value="72" calcext:value-type="float">
            <text:p>72,0000</text:p>
          </table:table-cell>
          <table:table-cell table:formula="of:=[.A77]*[.$B$2]" office:value-type="float" office:value="0.8" calcext:value-type="float">
            <text:p>0,8000</text:p>
          </table:table-cell>
          <table:table-cell table:formula="of:=ABS(COS(PI()*[.B77]))" office:value-type="float" office:value="0.809016994374947" calcext:value-type="float">
            <text:p>0,8090</text:p>
          </table:table-cell>
        </table:table-row>
        <table:table-row table:style-name="ro2">
          <table:table-cell table:formula="of:=[.A77]+1" office:value-type="float" office:value="73" calcext:value-type="float">
            <text:p>73,0000</text:p>
          </table:table-cell>
          <table:table-cell table:formula="of:=[.A78]*[.$B$2]" office:value-type="float" office:value="0.811111111111111" calcext:value-type="float">
            <text:p>0,8111</text:p>
          </table:table-cell>
          <table:table-cell table:formula="of:=ABS(COS(PI()*[.B78]))" office:value-type="float" office:value="0.829037572555042" calcext:value-type="float">
            <text:p>0,8290</text:p>
          </table:table-cell>
        </table:table-row>
        <table:table-row table:style-name="ro2">
          <table:table-cell table:formula="of:=[.A78]+1" office:value-type="float" office:value="74" calcext:value-type="float">
            <text:p>74,0000</text:p>
          </table:table-cell>
          <table:table-cell table:formula="of:=[.A79]*[.$B$2]" office:value-type="float" office:value="0.822222222222222" calcext:value-type="float">
            <text:p>0,8222</text:p>
          </table:table-cell>
          <table:table-cell table:formula="of:=ABS(COS(PI()*[.B79]))" office:value-type="float" office:value="0.848048096156426" calcext:value-type="float">
            <text:p>0,8480</text:p>
          </table:table-cell>
        </table:table-row>
        <table:table-row table:style-name="ro2">
          <table:table-cell table:formula="of:=[.A79]+1" office:value-type="float" office:value="75" calcext:value-type="float">
            <text:p>75,0000</text:p>
          </table:table-cell>
          <table:table-cell table:formula="of:=[.A80]*[.$B$2]" office:value-type="float" office:value="0.833333333333333" calcext:value-type="float">
            <text:p>0,8333</text:p>
          </table:table-cell>
          <table:table-cell table:formula="of:=ABS(COS(PI()*[.B80]))" office:value-type="float" office:value="0.866025403784439" calcext:value-type="float">
            <text:p>0,8660</text:p>
          </table:table-cell>
        </table:table-row>
        <table:table-row table:style-name="ro2">
          <table:table-cell table:formula="of:=[.A80]+1" office:value-type="float" office:value="76" calcext:value-type="float">
            <text:p>76,0000</text:p>
          </table:table-cell>
          <table:table-cell table:formula="of:=[.A81]*[.$B$2]" office:value-type="float" office:value="0.844444444444444" calcext:value-type="float">
            <text:p>0,8444</text:p>
          </table:table-cell>
          <table:table-cell table:formula="of:=ABS(COS(PI()*[.B81]))" office:value-type="float" office:value="0.882947592858927" calcext:value-type="float">
            <text:p>0,8829</text:p>
          </table:table-cell>
        </table:table-row>
        <table:table-row table:style-name="ro2">
          <table:table-cell table:formula="of:=[.A81]+1" office:value-type="float" office:value="77" calcext:value-type="float">
            <text:p>77,0000</text:p>
          </table:table-cell>
          <table:table-cell table:formula="of:=[.A82]*[.$B$2]" office:value-type="float" office:value="0.855555555555556" calcext:value-type="float">
            <text:p>0,8556</text:p>
          </table:table-cell>
          <table:table-cell table:formula="of:=ABS(COS(PI()*[.B82]))" office:value-type="float" office:value="0.898794046299167" calcext:value-type="float">
            <text:p>0,8988</text:p>
          </table:table-cell>
        </table:table-row>
        <table:table-row table:style-name="ro2">
          <table:table-cell table:formula="of:=[.A82]+1" office:value-type="float" office:value="78" calcext:value-type="float">
            <text:p>78,0000</text:p>
          </table:table-cell>
          <table:table-cell table:formula="of:=[.A83]*[.$B$2]" office:value-type="float" office:value="0.866666666666667" calcext:value-type="float">
            <text:p>0,8667</text:p>
          </table:table-cell>
          <table:table-cell table:formula="of:=ABS(COS(PI()*[.B83]))" office:value-type="float" office:value="0.913545457642601" calcext:value-type="float">
            <text:p>0,9135</text:p>
          </table:table-cell>
        </table:table-row>
        <table:table-row table:style-name="ro2">
          <table:table-cell table:formula="of:=[.A83]+1" office:value-type="float" office:value="79" calcext:value-type="float">
            <text:p>79,0000</text:p>
          </table:table-cell>
          <table:table-cell table:formula="of:=[.A84]*[.$B$2]" office:value-type="float" office:value="0.877777777777778" calcext:value-type="float">
            <text:p>0,8778</text:p>
          </table:table-cell>
          <table:table-cell table:formula="of:=ABS(COS(PI()*[.B84]))" office:value-type="float" office:value="0.927183854566787" calcext:value-type="float">
            <text:p>0,9272</text:p>
          </table:table-cell>
        </table:table-row>
        <table:table-row table:style-name="ro2">
          <table:table-cell table:formula="of:=[.A84]+1" office:value-type="float" office:value="80" calcext:value-type="float">
            <text:p>80,0000</text:p>
          </table:table-cell>
          <table:table-cell table:formula="of:=[.A85]*[.$B$2]" office:value-type="float" office:value="0.888888888888889" calcext:value-type="float">
            <text:p>0,8889</text:p>
          </table:table-cell>
          <table:table-cell table:formula="of:=ABS(COS(PI()*[.B85]))" office:value-type="float" office:value="0.939692620785908" calcext:value-type="float">
            <text:p>0,9397</text:p>
          </table:table-cell>
        </table:table-row>
        <table:table-row table:style-name="ro2">
          <table:table-cell table:formula="of:=[.A85]+1" office:value-type="float" office:value="81" calcext:value-type="float">
            <text:p>81,0000</text:p>
          </table:table-cell>
          <table:table-cell table:formula="of:=[.A86]*[.$B$2]" office:value-type="float" office:value="0.9" calcext:value-type="float">
            <text:p>0,9000</text:p>
          </table:table-cell>
          <table:table-cell table:formula="of:=ABS(COS(PI()*[.B86]))" office:value-type="float" office:value="0.951056516295153" calcext:value-type="float">
            <text:p>0,9511</text:p>
          </table:table-cell>
        </table:table-row>
        <table:table-row table:style-name="ro2">
          <table:table-cell table:formula="of:=[.A86]+1" office:value-type="float" office:value="82" calcext:value-type="float">
            <text:p>82,0000</text:p>
          </table:table-cell>
          <table:table-cell table:formula="of:=[.A87]*[.$B$2]" office:value-type="float" office:value="0.911111111111111" calcext:value-type="float">
            <text:p>0,9111</text:p>
          </table:table-cell>
          <table:table-cell table:formula="of:=ABS(COS(PI()*[.B87]))" office:value-type="float" office:value="0.961261695938319" calcext:value-type="float">
            <text:p>0,9613</text:p>
          </table:table-cell>
        </table:table-row>
        <table:table-row table:style-name="ro2">
          <table:table-cell table:formula="of:=[.A87]+1" office:value-type="float" office:value="83" calcext:value-type="float">
            <text:p>83,0000</text:p>
          </table:table-cell>
          <table:table-cell table:formula="of:=[.A88]*[.$B$2]" office:value-type="float" office:value="0.922222222222222" calcext:value-type="float">
            <text:p>0,9222</text:p>
          </table:table-cell>
          <table:table-cell table:formula="of:=ABS(COS(PI()*[.B88]))" office:value-type="float" office:value="0.970295726275996" calcext:value-type="float">
            <text:p>0,9703</text:p>
          </table:table-cell>
        </table:table-row>
        <table:table-row table:style-name="ro2">
          <table:table-cell table:formula="of:=[.A88]+1" office:value-type="float" office:value="84" calcext:value-type="float">
            <text:p>84,0000</text:p>
          </table:table-cell>
          <table:table-cell table:formula="of:=[.A89]*[.$B$2]" office:value-type="float" office:value="0.933333333333333" calcext:value-type="float">
            <text:p>0,9333</text:p>
          </table:table-cell>
          <table:table-cell table:formula="of:=ABS(COS(PI()*[.B89]))" office:value-type="float" office:value="0.978147600733806" calcext:value-type="float">
            <text:p>0,9781</text:p>
          </table:table-cell>
        </table:table-row>
        <table:table-row table:style-name="ro2">
          <table:table-cell table:formula="of:=[.A89]+1" office:value-type="float" office:value="85" calcext:value-type="float">
            <text:p>85,0000</text:p>
          </table:table-cell>
          <table:table-cell table:formula="of:=[.A90]*[.$B$2]" office:value-type="float" office:value="0.944444444444444" calcext:value-type="float">
            <text:p>0,9444</text:p>
          </table:table-cell>
          <table:table-cell table:formula="of:=ABS(COS(PI()*[.B90]))" office:value-type="float" office:value="0.984807753012208" calcext:value-type="float">
            <text:p>0,9848</text:p>
          </table:table-cell>
        </table:table-row>
        <table:table-row table:style-name="ro2">
          <table:table-cell table:formula="of:=[.A90]+1" office:value-type="float" office:value="86" calcext:value-type="float">
            <text:p>86,0000</text:p>
          </table:table-cell>
          <table:table-cell table:formula="of:=[.A91]*[.$B$2]" office:value-type="float" office:value="0.955555555555556" calcext:value-type="float">
            <text:p>0,9556</text:p>
          </table:table-cell>
          <table:table-cell table:formula="of:=ABS(COS(PI()*[.B91]))" office:value-type="float" office:value="0.99026806874157" calcext:value-type="float">
            <text:p>0,9903</text:p>
          </table:table-cell>
        </table:table-row>
        <table:table-row table:style-name="ro2">
          <table:table-cell table:formula="of:=[.A91]+1" office:value-type="float" office:value="87" calcext:value-type="float">
            <text:p>87,0000</text:p>
          </table:table-cell>
          <table:table-cell table:formula="of:=[.A92]*[.$B$2]" office:value-type="float" office:value="0.966666666666667" calcext:value-type="float">
            <text:p>0,9667</text:p>
          </table:table-cell>
          <table:table-cell table:formula="of:=ABS(COS(PI()*[.B92]))" office:value-type="float" office:value="0.994521895368273" calcext:value-type="float">
            <text:p>0,9945</text:p>
          </table:table-cell>
        </table:table-row>
        <table:table-row table:style-name="ro2">
          <table:table-cell table:formula="of:=[.A92]+1" office:value-type="float" office:value="88" calcext:value-type="float">
            <text:p>88,0000</text:p>
          </table:table-cell>
          <table:table-cell table:formula="of:=[.A93]*[.$B$2]" office:value-type="float" office:value="0.977777777777778" calcext:value-type="float">
            <text:p>0,9778</text:p>
          </table:table-cell>
          <table:table-cell table:formula="of:=ABS(COS(PI()*[.B93]))" office:value-type="float" office:value="0.997564050259824" calcext:value-type="float">
            <text:p>0,9976</text:p>
          </table:table-cell>
        </table:table-row>
        <table:table-row table:style-name="ro2">
          <table:table-cell table:formula="of:=[.A93]+1" office:value-type="float" office:value="89" calcext:value-type="float">
            <text:p>89,0000</text:p>
          </table:table-cell>
          <table:table-cell table:formula="of:=[.A94]*[.$B$2]" office:value-type="float" office:value="0.988888888888889" calcext:value-type="float">
            <text:p>0,9889</text:p>
          </table:table-cell>
          <table:table-cell table:formula="of:=ABS(COS(PI()*[.B94]))" office:value-type="float" office:value="0.999390827019096" calcext:value-type="float">
            <text:p>0,9994</text:p>
          </table:table-cell>
        </table:table-row>
        <table:table-row table:style-name="ro2">
          <table:table-cell table:style-name="ce8" table:formula="of:=[.A94]+1" office:value-type="float" office:value="90" calcext:value-type="float">
            <text:p>90,0000</text:p>
          </table:table-cell>
          <table:table-cell table:style-name="ce11" table:formula="of:=[.A95]*[.$B$2]" office:value-type="float" office:value="1" calcext:value-type="float">
            <text:p>1,0000</text:p>
          </table:table-cell>
          <table:table-cell table:formula="of:=ABS(COS(PI()*[.B95]))" office:value-type="float" office:value="1" calcext:value-type="float">
            <text:p>1,0000</text:p>
          </table:table-cell>
        </table:table-row>
      </table:table>
      <table:named-expressions/>
      <table:database-ranges>
        <table:database-range table:name="Clock90" table:target-range-address="Sheet2.A5:Sheet2.C95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currency-style style:name="N11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8:42:21.580844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22:10:33.299926488</meta:creation-date>
    <dc:date>2016-08-28T18:45:24.123684188</dc:date>
    <meta:editing-duration>PT54M29S</meta:editing-duration>
    <meta:editing-cycles>5</meta:editing-cycles>
    <meta:generator>LibreOffice/4.4.6.3$Linux_X86_64 LibreOffice_project/40m0$Build-3</meta:generator>
    <meta:document-statistic meta:table-count="3" meta:cell-count="6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pline-order="15" chart:spline-resolution="57" chart:right-angled-axes="true"/>
    </style:style>
    <style:style style:name="ch3" style:family="chart" style:data-style-name="N1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37cm" svg:height="15.858cm" xlink:href=".." xlink:type="simple" chart:class="chart:scatter" chart:style-name="ch1">
        <chart:plot-area chart:style-name="ch2" table:cell-range-address="Sheet1.B8:Sheet1.C16 Sheet1.F8:Sheet1.F16" svg:x="1.511cm" svg:y="0.317cm" svg:width="23.026cm" svg:height="14.243cm">
          <chartooo:coordinate-region svg:x="2.173cm" svg:y="0.516cm" svg:width="21.754cm" svg:height="13.845cm"/>
          <chart:axis chart:dimension="x" chart:name="primary-x" chart:style-name="ch3">
            <chart:title svg:x="12.861cm" svg:y="14.877cm" chart:style-name="ch4">
              <text:p>X</text:p>
            </chart:title>
            <chart:grid chart:style-name="ch5" chart:class="major"/>
          </chart:axis>
          <chart:axis chart:dimension="y" chart:name="primary-y" chart:style-name="ch3">
            <chart:title svg:x="0.451cm" svg:y="7.601cm" chart:style-name="ch6">
              <text:p>Y</text:p>
            </chart:title>
            <chart:grid chart:style-name="ch5" chart:class="major"/>
          </chart:axis>
          <chart:series chart:style-name="ch7" chart:values-cell-range-address="Sheet1.C8:Sheet1.C16" chart:class="chart:scatter">
            <chart:domain table:cell-range-address="Sheet1.B8:Sheet1.B16"/>
            <chart:data-point chart:repeated="9"/>
          </chart:series>
          <chart:series chart:style-name="ch8" chart:values-cell-range-address="Sheet1.F8:Sheet1.F16" chart:class="chart:scatter">
            <chart:domain table:cell-range-address="Sheet1.E8:Sheet1.E16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16</svg:desc>
                </draw:g>
              </table:table-cell>
              <table:table-cell office:value-type="float" office:value="2">
                <text:p>2</text:p>
                <draw:g>
                  <svg:desc>Sheet1.C8:Sheet1.C16</svg:desc>
                </draw:g>
              </table:table-cell>
              <table:table-cell office:value-type="float" office:value="0">
                <text:p>0</text:p>
                <draw:g>
                  <svg:desc>Sheet1.E8:Sheet1.E16</svg:desc>
                </draw:g>
              </table:table-cell>
              <table:table-cell office:value-type="float" office:value="1.5">
                <text:p>1.5</text:p>
                <draw:g>
                  <svg:desc>Sheet1.F8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1.06066017177982">
                <text:p>1.06066017177982</text:p>
              </table:table-cell>
              <table:table-cell office:value-type="float" office:value="1.06066017177982">
                <text:p>1.06066017177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1.5">
                <text:p>1.5</text:p>
              </table:table-cell>
              <table:table-cell office:value-type="float" office:value="9.18485099360515E-017">
                <text:p>9.18485099360515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1.06066017177982">
                <text:p>1.06066017177982</text:p>
              </table:table-cell>
              <table:table-cell office:value-type="float" office:value="-1.06066017177982">
                <text:p>-1.06066017177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">
                <text:p>-2</text:p>
              </table:table-cell>
              <table:table-cell office:value-type="float" office:value="1.83697019872103E-016">
                <text:p>1.83697019872103E-01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-1.06066017177982">
                <text:p>-1.06066017177982</text:p>
              </table:table-cell>
              <table:table-cell office:value-type="float" office:value="-1.06066017177982">
                <text:p>-1.06066017177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1.5">
                <text:p>-1.5</text:p>
              </table:table-cell>
              <table:table-cell office:value-type="float" office:value="-2.75545529808154E-016">
                <text:p>-2.75545529808154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1.41421356237309">
                <text:p>1.41421356237309</text:p>
              </table:table-cell>
              <table:table-cell office:value-type="float" office:value="-1.06066017177982">
                <text:p>-1.06066017177982</text:p>
              </table:table-cell>
              <table:table-cell office:value-type="float" office:value="1.06066017177982">
                <text:p>1.06066017177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2">
                <text:p>2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1" chart:spline-resolution="21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264cm" svg:height="15.168cm" xlink:href=".." xlink:type="simple" chart:class="chart:line" chart:style-name="ch1">
        <chart:legend chart:legend-position="bottom" svg:x="19.628cm" svg:y="14.385cm" style:legend-expansion="wide" chart:style-name="ch2"/>
        <chart:plot-area chart:style-name="ch3" table:cell-range-address="Sheet2.C5:Sheet2.C95" chart:data-source-has-labels="row" svg:x="1.836cm" svg:y="0.303cm" svg:width="38.603cm" svg:height="12.798cm">
          <chartooo:coordinate-region svg:x="3.119cm" svg:y="0.503cm" svg:width="37.133cm" svg:height="11.951cm"/>
          <chart:axis chart:dimension="x" chart:name="primary-x" chart:style-name="ch4">
            <chart:title svg:x="20.617cm" svg:y="13.404cm" chart:style-name="ch5">
              <text:p>Frame</text:p>
            </chart:title>
          </chart:axis>
          <chart:axis chart:dimension="y" chart:name="primary-y" chart:style-name="ch6">
            <chart:title svg:x="0.451cm" svg:y="7.05cm" chart:style-name="ch7">
              <text:p>Circ</text:p>
            </chart:title>
            <chart:grid chart:style-name="ch8" chart:class="major"/>
          </chart:axis>
          <chart:series chart:style-name="ch9" chart:values-cell-range-address="Sheet2.C6:Sheet2.C95" chart:label-cell-address="Sheet2.C5:Sheet2.C5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rcle</text:p>
                <draw:g>
                  <svg:desc>Sheet2.C5:Sheet2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11111111111">
                <text:p>0.0111111111111111</text:p>
                <draw:g>
                  <svg:desc>Sheet2.C6:Sheet2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222222222222">
                <text:p>0.12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4444444444444">
                <text:p>0.144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8888888888889">
                <text:p>0.18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1111111111111">
                <text:p>0.211111111111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5555555555556">
                <text:p>0.25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8888888888889">
                <text:p>0.28888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2222222222222">
                <text:p>0.3222222222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4444444444444">
                <text:p>0.3444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1111111111111">
                <text:p>0.411111111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5555555555556">
                <text:p>0.455555555555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77777777777778">
                <text:p>0.477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8888888888889">
                <text:p>0.4888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1111111111111">
                <text:p>0.511111111111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22222222222222">
                <text:p>0.522222222222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4444444444444">
                <text:p>0.5444444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8888888888889">
                <text:p>0.588888888888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4444444444444">
                <text:p>0.644444444444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5555555555556">
                <text:p>0.65555555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7777777777778">
                <text:p>0.677777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88888888888889">
                <text:p>0.688888888888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88888888888889">
                <text:p>0.788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11111111111111">
                <text:p>0.811111111111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2222222222222">
                <text:p>0.822222222222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4444444444444">
                <text:p>0.84444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5555555555556">
                <text:p>0.855555555555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7777777777778">
                <text:p>0.87777777777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1111111111111">
                <text:p>0.911111111111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2222222222222">
                <text:p>0.922222222222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5555555555556">
                <text:p>0.955555555555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7777777777778">
                <text:p>0.977777777777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8888888888889">
                <text:p>0.988888888888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